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5.241cm"/>
    </style:style>
    <style:style style:name="Table1.B" style:family="table-column">
      <style:table-column-properties style:column-width="11.24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" style:family="table">
      <style:table-properties style:width="16.484cm" fo:margin-left="0cm" fo:margin-top="0cm" fo:margin-bottom="0cm" table:align="left" style:writing-mode="lr-tb"/>
    </style:style>
    <style:style style:name="Table2.A" style:family="table-column">
      <style:table-column-properties style:column-width="8.241cm"/>
    </style:style>
    <style:style style:name="Table2.B" style:family="table-column">
      <style:table-column-properties style:column-width="8.24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" style:family="table">
      <style:table-properties style:width="16.484cm" fo:margin-left="0cm" fo:margin-top="0cm" fo:margin-bottom="0cm" table:align="left" style:writing-mode="lr-tb"/>
    </style:style>
    <style:style style:name="Table3.A" style:family="table-column">
      <style:table-column-properties style:column-width="5.495cm"/>
    </style:style>
    <style:style style:name="Table3.B" style:family="table-column">
      <style:table-column-properties style:column-width="3.249cm"/>
    </style:style>
    <style:style style:name="Table3.C" style:family="table-column">
      <style:table-column-properties style:column-width="7.7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3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4" style:family="table">
      <style:table-properties style:width="16.501cm" table:align="margins" style:may-break-between-rows="true" style:writing-mode="lr-tb" table:border-model="collapsing"/>
    </style:style>
    <style:style style:name="Table4.A" style:family="table-column">
      <style:table-column-properties style:column-width="8.25cm" style:rel-column-width="32763*"/>
    </style:style>
    <style:style style:name="Table4.B" style:family="table-column">
      <style:table-column-properties style:column-width="8.251cm" style:rel-column-width="32772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text-properties style:use-window-font-color="true" loext:opacity="0%" style:font-name="Times New Roman" fo:font-size="14pt" fo:font-weight="bold" style:font-size-asian="14pt" style:font-weight-asian="bold" style:font-name-complex="Times New Roman2" style:font-size-complex="14pt"/>
    </style:style>
    <style:style style:name="P3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4" style:family="paragraph" style:parent-style-name="Standard">
      <style:paragraph-properties fo:margin-top="0cm" fo:margin-bottom="0cm" style:contextual-spacing="fals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fo:font-size="14pt" style:font-size-asian="14pt" style:font-name-complex="Times New Roman2" style:font-size-complex="14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8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4pt" style:font-size-asian="14pt" style:font-name-complex="Times New Roman2" style:font-size-complex="14pt"/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4pt" style:font-size-asian="14pt" style:font-name-complex="Times New Roman2" style:font-size-complex="14pt"/>
    </style:style>
    <style:style style:name="P10" style:family="paragraph" style:parent-style-name="Standard">
      <style:paragraph-properties fo:margin-top="0cm" fo:margin-bottom="0cm" style:contextual-spacing="false"/>
      <style:text-properties style:font-name="Times New Roman" fo:font-size="14pt" officeooo:paragraph-rsid="00066cad" style:font-size-asian="14pt" style:font-name-complex="Times New Roman2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style:font-size-asian="14pt" style:font-name-complex="Times New Roman2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officeooo:rsid="000edc0f" officeooo:paragraph-rsid="000edc0f" style:font-size-asian="14pt" style:font-name-complex="Times New Roman2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officeooo:rsid="000fa84d" officeooo:paragraph-rsid="000fa84d" style:font-size-asian="14pt" style:font-name-complex="Times New Roman2" style:font-size-complex="14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rsid="0010c126" officeooo:paragraph-rsid="0010c126" style:font-size-asian="14pt" style:font-name-complex="Times New Roman2" style:font-size-complex="14pt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officeooo:rsid="001ac7ca" officeooo:paragraph-rsid="001ac7ca" style:font-size-asian="14pt" style:font-name-complex="Times New Roman2" style:font-size-complex="14pt"/>
    </style:style>
    <style:style style:name="P17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4pt" officeooo:rsid="002bb5b2" officeooo:paragraph-rsid="002bb5b2" style:font-size-asian="14pt" style:font-name-complex="Times New Roman2" style:font-size-complex="14pt"/>
    </style:style>
    <style:style style:name="P18" style:family="paragraph" style:parent-style-name="Standard">
      <style:paragraph-properties fo:margin-top="0cm" fo:margin-bottom="0cm" style:contextual-spacing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20" style:family="paragraph" style:parent-style-name="Standard">
      <style:paragraph-properties fo:margin-top="0cm" fo:margin-bottom="0cm" style:contextual-spacing="false"/>
      <style:text-properties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P21" style:family="paragraph" style:parent-style-name="Standard">
      <style:paragraph-properties fo:margin-top="0cm" fo:margin-bottom="0cm" style:contextual-spacing="false"/>
      <style:text-properties style:font-name="Times New Roman" fo:font-size="14pt" fo:font-weight="normal" officeooo:rsid="000a5f08" style:font-size-asian="14pt" style:font-weight-asian="normal" style:font-name-complex="Times New Roman2" style:font-size-complex="14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font-weight="normal" officeooo:rsid="003138da" officeooo:paragraph-rsid="0033a409" style:font-size-asian="14pt" style:font-weight-asian="normal" style:font-name-complex="Times New Roman2" style:font-size-complex="14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language="en" fo:country="US" style:font-size-asian="14pt" style:font-name-complex="Times New Roman2" style:font-size-complex="14pt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en" fo:country="US" style:font-size-asian="14pt" style:font-name-complex="Times New Roman2" style:font-size-complex="14pt"/>
    </style:style>
    <style:style style:name="P2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4pt" fo:language="en" fo:country="US" officeooo:paragraph-rsid="00130207" style:font-size-asian="14pt" style:font-name-complex="Times New Roman2" style:font-size-complex="14pt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language="en" fo:country="US" officeooo:rsid="000edc0f" officeooo:paragraph-rsid="000edc0f" style:font-size-asian="14pt" style:font-name-complex="Times New Roman2" style:font-size-complex="14pt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language="en" fo:country="US" officeooo:rsid="0010c126" officeooo:paragraph-rsid="0010c126" style:font-size-asian="14pt" style:font-name-complex="Times New Roman2" style:font-size-complex="14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en" fo:country="US" officeooo:rsid="0010c126" officeooo:paragraph-rsid="0010c126" style:font-size-asian="14pt" style:font-name-complex="Times New Roman2" style:font-size-complex="14pt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language="en" fo:country="US" fo:background-color="#ffffff" style:font-name-asian="Times New Roman2" style:font-size-asian="14pt" style:language-asian="ru" style:country-asian="RU" style:font-name-complex="Times New Roman2" style:font-size-complex="14pt"/>
    </style:style>
    <style:style style:name="P3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4pt" style:text-underline-style="none" officeooo:rsid="0025c443" officeooo:paragraph-rsid="0025c443" style:font-name-asian="Times New Roman2" style:font-size-asian="14pt" style:language-asian="ru" style:country-asian="RU" style:font-name-complex="Times New Roman2" style:font-size-complex="14pt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" fo:font-size="14pt" fo:language="ru" fo:country="RU" officeooo:rsid="000632b2" officeooo:paragraph-rsid="000632b2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" fo:font-size="14pt" fo:language="ru" fo:country="RU" officeooo:rsid="001ac7ca" officeooo:paragraph-rsid="001ac7c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" fo:font-size="14pt" fo:language="ru" fo:country="RU" officeooo:rsid="00322424" officeooo:paragraph-rsid="00322424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" fo:font-size="14pt" fo:language="ru" fo:country="RU" officeooo:rsid="0033b46d" officeooo:paragraph-rsid="0033b46d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" fo:font-size="14pt" fo:language="en" fo:country="US" officeooo:rsid="000edc0f" officeooo:paragraph-rsid="000edc0f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Times New Roman" fo:font-size="14pt" fo:language="en" fo:country="US" officeooo:rsid="0023c75a" officeooo:paragraph-rsid="0023c75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Times New Roman" fo:font-size="14pt" fo:language="en" fo:country="US" officeooo:rsid="0024c4dd" officeooo:paragraph-rsid="0024c4dd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Times New Roman" fo:font-size="14pt" fo:language="en" fo:country="US" officeooo:rsid="0010c12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/>
      <style:text-properties officeooo:paragraph-rsid="000c3648"/>
    </style:style>
    <style:style style:name="P40" style:family="paragraph" style:parent-style-name="Standard">
      <style:paragraph-properties fo:margin-top="0cm" fo:margin-bottom="0cm" style:contextual-spacing="false"/>
      <style:text-properties style:font-name="Arial" style:font-name-complex="Arial1"/>
    </style:style>
    <style:style style:name="P41" style:family="paragraph" style:parent-style-name="Standard">
      <style:paragraph-properties fo:margin-top="0cm" fo:margin-bottom="0cm" style:contextual-spacing="false"/>
      <style:text-properties style:font-name="Arial" fo:font-size="10pt" style:font-size-asian="10pt" style:font-name-complex="Arial1" style:font-size-complex="10pt"/>
    </style:style>
    <style:style style:name="P4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officeooo:rsid="0010c126" officeooo:paragraph-rsid="0010c126" fo:background-color="#ffffff" style:font-name-asian="Times New Roman2" style:font-size-asian="14pt" style:language-asian="ru" style:country-asian="RU" style:font-name-complex="Times New Roman2" style:font-size-complex="14pt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officeooo:rsid="001f8c63" officeooo:paragraph-rsid="001f8c63" fo:background-color="#ffffff" style:font-name-asian="Times New Roman2" style:font-size-asian="14pt" style:language-asian="ru" style:country-asian="RU" style:font-name-complex="Times New Roman2" style:font-size-complex="14pt"/>
    </style:style>
    <style:style style:name="P4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officeooo:rsid="0021430c" officeooo:paragraph-rsid="0021430c" fo:background-color="#ffffff" style:font-name-asian="Times New Roman2" style:font-size-asian="14pt" style:language-asian="ru" style:country-asian="RU" style:font-name-complex="Times New Roman2" style:font-size-complex="14pt"/>
    </style:style>
    <style:style style:name="P4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officeooo:rsid="0010c126" officeooo:paragraph-rsid="0010c126" style:font-size-asian="14pt" style:font-name-complex="Times New Roman2" style:font-size-complex="14pt"/>
    </style:style>
    <style:style style:name="P4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officeooo:rsid="001f8c63" officeooo:paragraph-rsid="001f8c63" style:font-size-asian="14pt" style:font-name-complex="Times New Roman2" style:font-size-complex="14pt"/>
    </style:style>
    <style:style style:name="P4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officeooo:rsid="0021430c" officeooo:paragraph-rsid="0021430c" style:font-size-asian="14pt" style:font-name-complex="Times New Roman2" style:font-size-complex="14pt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0c126"/>
    </style:style>
    <style:style style:name="P5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0632b2"/>
    </style:style>
    <style:style style:name="P5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0c126"/>
    </style:style>
    <style:style style:name="P52" style:family="paragraph" style:parent-style-name="Standard">
      <style:paragraph-properties fo:margin-top="0cm" fo:margin-bottom="0cm" style:contextual-spacing="false"/>
      <style:text-properties officeooo:paragraph-rsid="001ac7ca"/>
    </style:style>
    <style:style style:name="P53" style:family="paragraph" style:parent-style-name="Standard">
      <style:paragraph-properties fo:margin-top="0cm" fo:margin-bottom="0cm" style:contextual-spacing="false"/>
      <style:text-properties officeooo:paragraph-rsid="0021daa5"/>
    </style:style>
    <style:style style:name="P5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3c75a" officeooo:paragraph-rsid="0023c75a"/>
    </style:style>
    <style:style style:name="P5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4c4dd" officeooo:paragraph-rsid="0024c4dd"/>
    </style:style>
    <style:style style:name="P5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Droid Sans Mono" fo:font-size="14pt" style:text-underline-style="none" officeooo:rsid="001123bb" officeooo:paragraph-rsid="0025c443" style:font-name-asian="Times New Roman2" style:font-size-asian="14pt" style:language-asian="ru" style:country-asian="RU" style:font-name-complex="Times New Roman2" style:font-size-complex="14pt"/>
    </style:style>
    <style:style style:name="P57" style:family="paragraph" style:parent-style-name="Standard">
      <style:paragraph-properties fo:margin-top="0cm" fo:margin-bottom="0cm" style:contextual-spacing="false" fo:break-before="pag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58" style:family="paragraph" style:parent-style-name="Standard">
      <style:paragraph-properties fo:margin-top="0cm" fo:margin-bottom="0cm" style:contextual-spacing="false" fo:text-align="justify" style:justify-single-word="false" fo:break-before="page"/>
      <style:text-properties style:font-name="Times New Roman" fo:font-size="14pt" style:text-underline-style="none" officeooo:rsid="0025c443" officeooo:paragraph-rsid="0025c443" style:font-name-asian="Times New Roman2" style:font-size-asian="14pt" style:language-asian="ru" style:country-asian="RU" style:font-name-complex="Times New Roman2" style:font-size-complex="14pt"/>
    </style:style>
    <style:style style:name="P5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</style:style>
    <style:style style:name="P60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Times New Roman" fo:font-size="14pt" style:font-size-asian="14pt" style:font-name-complex="Times New Roman2" style:font-size-complex="13.5pt"/>
    </style:style>
    <style:style style:name="P61" style:family="paragraph" style:parent-style-name="Heading_20_1">
      <style:paragraph-properties fo:break-before="page"/>
      <style:text-properties style:use-window-font-color="true" loext:opacity="0%" style:font-name="Times New Roman" fo:font-size="14pt" fo:font-weight="bold" style:font-size-asian="14pt" style:font-weight-asian="bold" style:font-name-complex="Times New Roman2" style:font-size-complex="14pt"/>
    </style:style>
    <style:style style:name="P62" style:family="paragraph" style:parent-style-name="Heading_20_1">
      <style:paragraph-properties fo:break-before="page"/>
      <style:text-properties style:use-window-font-color="true" loext:opacity="0%" style:font-name="Times New Roman" fo:font-size="14pt" fo:font-weight="bold" officeooo:paragraph-rsid="00130207" style:font-size-asian="14pt" style:font-weight-asian="bold" style:font-name-complex="Times New Roman2" style:font-size-complex="14pt"/>
    </style:style>
    <style:style style:name="P63" style:family="paragraph" style:parent-style-name="Heading_20_1">
      <style:paragraph-properties fo:break-before="page"/>
      <style:text-properties style:use-window-font-color="true" loext:opacity="0%" style:font-name="Times New Roman" fo:font-size="14pt" fo:font-weight="bold" officeooo:rsid="0025c443" officeooo:paragraph-rsid="0025c443" style:font-size-asian="14pt" style:font-weight-asian="bold" style:font-name-complex="Times New Roman2" style:font-size-complex="14pt"/>
    </style:style>
    <style:style style:name="P64" style:family="paragraph" style:parent-style-name="Heading_20_1">
      <style:paragraph-properties fo:break-before="page"/>
      <style:text-properties style:use-window-font-color="true" loext:opacity="0%" style:font-name="Times New Roman" fo:font-size="14pt" fo:language="ru" fo:country="RU" fo:font-weight="bold" officeooo:rsid="0025c443" officeooo:paragraph-rsid="0025c443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/>
    </style:style>
    <style:style style:name="P65" style:family="paragraph" style:parent-style-name="Standard">
      <style:paragraph-properties fo:margin-left="0cm" fo:margin-right="1.499cm" fo:margin-top="0cm" fo:margin-bottom="0cm" style:contextual-spacing="false" fo:text-align="center" style:justify-single-word="false" fo:text-indent="0cm" style:auto-text-indent="false"/>
      <style:text-properties style:font-name="Times New Roman" fo:font-size="14pt" style:font-size-asian="14pt" style:font-name-complex="Times New Roman2" style:font-size-complex="14pt"/>
    </style:style>
    <style:style style:name="P66" style:family="paragraph" style:parent-style-name="Standard">
      <style:text-properties style:use-window-font-color="true" loext:opacity="0%" style:font-name="Times New Roman" fo:font-size="14pt" fo:font-weight="bold" officeooo:rsid="00142874" officeooo:paragraph-rsid="00142874" style:font-size-asian="14pt" style:font-weight-asian="bold" style:font-name-complex="Times New Roman2" style:font-size-complex="14pt"/>
    </style:style>
    <style:style style:name="P67" style:family="paragraph" style:parent-style-name="Standard">
      <style:text-properties style:use-window-font-color="true" loext:opacity="0%" style:font-name="Times New Roman" fo:font-size="10pt" fo:font-weight="normal" officeooo:rsid="00142874" officeooo:paragraph-rsid="00142874" style:font-size-asian="8.75pt" style:font-weight-asian="normal" style:font-name-complex="Times New Roman2" style:font-size-complex="10pt" style:font-weight-complex="normal"/>
    </style:style>
    <style:style style:name="P68" style:family="paragraph" style:parent-style-name="Standard">
      <style:text-properties style:use-window-font-color="true" loext:opacity="0%" style:font-name="Droid Sans Mono" fo:font-size="12pt" fo:language="ru" fo:country="RU" fo:font-weight="normal" officeooo:rsid="0025c443" officeooo:paragraph-rsid="0025c443" style:letter-kerning="false" style:font-name-asian="Calibri1" style:font-size-asian="12pt" style:language-asian="en" style:country-asian="US" style:font-weight-asian="normal" style:font-name-complex="Times New Roman2" style:font-size-complex="12pt" style:language-complex="ar" style:country-complex="SA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3138da" officeooo:paragraph-rsid="003138da" style:font-size-asian="14pt" style:font-weight-asian="normal" style:font-name-complex="Times New Roman2" style:font-size-complex="14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14pt" fo:font-style="normal" fo:text-shadow="none" style:text-underline-style="none" fo:font-weight="normal" officeooo:rsid="00142874" officeooo:paragraph-rsid="0014287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officeooo:paragraph-rsid="00142874"/>
    </style:style>
    <style:style style:name="P7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3" style:family="paragraph" style:parent-style-name="List_20_Paragraph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Times New Roman" fo:font-size="14pt" style:font-size-asian="14pt" style:font-name-complex="Times New Roman2" style:font-size-complex="14pt"/>
    </style:style>
    <style:style style:name="P74" style:family="paragraph" style:parent-style-name="List_20_Paragraph">
      <style:paragraph-properties fo:margin-left="1.27cm" fo:margin-right="0cm" fo:margin-top="0cm" fo:margin-bottom="0cm" style:contextual-spacing="true" fo:text-align="justify" style:justify-single-word="false" fo:text-indent="0cm" style:auto-text-indent="false"/>
      <style:text-properties style:font-name="Times New Roman" fo:font-size="14pt" style:font-size-asian="14pt" style:font-name-complex="Times New Roman2" style:font-size-complex="14pt"/>
    </style:style>
    <style:style style:name="P75" style:family="paragraph" style:parent-style-name="List_20_Paragraph" style:list-style-name="WWNum3">
      <style:paragraph-properties fo:margin-top="0cm" fo:margin-bottom="0cm" style:contextual-spacing="true" fo:text-align="justify" style:justify-single-word="false"/>
      <style:text-properties fo:color="#000000" loext:opacity="100%" style:font-name="Times New Roman" fo:font-size="14pt" officeooo:rsid="001ac7ca" officeooo:paragraph-rsid="001ac7ca" style:font-size-asian="14pt" style:font-name-complex="Times New Roman2" style:font-size-complex="13.5pt"/>
    </style:style>
    <style:style style:name="P76" style:family="paragraph" style:parent-style-name="List_20_Paragraph" style:list-style-name="WWNum3">
      <style:paragraph-properties fo:margin-top="0cm" fo:margin-bottom="0cm" style:contextual-spacing="true" fo:text-align="justify" style:justify-single-word="false"/>
      <style:text-properties fo:color="#000000" loext:opacity="100%" style:font-name="Times New Roman" fo:font-size="14pt" fo:language="ru" fo:country="RU" officeooo:rsid="001ac7ca" officeooo:paragraph-rsid="001ac7ca" style:letter-kerning="false" style:font-name-asian="Calibri1" style:font-size-asian="14pt" style:language-asian="en" style:country-asian="US" style:font-name-complex="Times New Roman2" style:font-size-complex="13.5pt" style:language-complex="ar" style:country-complex="SA"/>
    </style:style>
    <style:style style:name="P77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" fo:font-size="14pt" officeooo:rsid="000a5f08" officeooo:paragraph-rsid="000c3648" style:font-size-asian="14pt" style:font-name-complex="Times New Roman2" style:font-size-complex="14pt"/>
    </style:style>
    <style:style style:name="P78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" fo:font-size="14pt" officeooo:rsid="001b065c" officeooo:paragraph-rsid="001b065c" style:font-size-asian="14pt" style:font-name-complex="Times New Roman2" style:font-size-complex="14pt"/>
    </style:style>
    <style:style style:name="P79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" fo:font-size="14pt" officeooo:paragraph-rsid="000c3648" style:font-size-asian="14pt" style:font-name-complex="Times New Roman2" style:font-size-complex="14pt"/>
    </style:style>
    <style:style style:name="P80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" fo:font-size="14pt" fo:language="en" fo:country="US" fo:font-weight="normal" officeooo:rsid="001b065c" officeooo:paragraph-rsid="001b065c" style:font-size-asian="14pt" style:font-weight-asian="normal" style:font-name-complex="Times New Roman2" style:font-size-complex="14pt" style:font-weight-complex="normal"/>
    </style:style>
    <style:style style:name="P81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officeooo:paragraph-rsid="000c3648"/>
    </style:style>
    <style:style style:name="P82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officeooo:paragraph-rsid="001ae9b0"/>
    </style:style>
    <style:style style:name="P83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officeooo:paragraph-rsid="002ad6a2"/>
    </style:style>
    <style:style style:name="P84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use-window-font-color="true" loext:opacity="0%" style:font-name="Times New Roman" fo:font-size="14pt" fo:language="en" fo:country="US" officeooo:rsid="001b065c" officeooo:paragraph-rsid="001b065c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85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use-window-font-color="true" loext:opacity="0%" style:font-name="Times New Roman" fo:font-size="14pt" fo:language="ru" fo:country="RU" fo:font-weight="normal" officeooo:rsid="001b065c" officeooo:paragraph-rsid="001b065c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P86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officeooo:rsid="001b065c" officeooo:paragraph-rsid="001b065c"/>
    </style:style>
    <style:style style:name="P87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officeooo:rsid="00154f02" officeooo:paragraph-rsid="00154f02"/>
    </style:style>
    <style:style style:name="P88" style:family="paragraph" style:parent-style-name="Standard" style:master-page-name="First_20_Page">
      <style:paragraph-properties fo:margin-left="0cm" fo:margin-right="1.499cm" fo:margin-top="0cm" fo:margin-bottom="0cm" style:contextual-spacing="false" fo:text-align="center" style:justify-single-word="false" fo:text-indent="1.249cm" style:auto-text-indent="false" style:page-number="auto"/>
      <style:text-properties style:font-name="Times New Roman" fo:font-size="14pt" style:font-size-asian="14pt" style:font-name-complex="Times New Roman2" style:font-size-complex="14pt"/>
    </style:style>
    <style:style style:name="P89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4pt" officeooo:paragraph-rsid="0037aacc" style:font-size-asian="14pt" style:font-name-complex="Times New Roman2" style:font-size-complex="14pt"/>
    </style:style>
    <style:style style:name="T1" style:family="text">
      <style:text-properties style:font-name="Times New Roman" fo:font-size="14pt" style:font-size-asian="14pt" style:font-name-complex="Times New Roman2" style:font-size-complex="14pt"/>
    </style:style>
    <style:style style:name="T2" style:family="text">
      <style:text-properties style:font-name="Times New Roman" fo:font-size="14pt" officeooo:rsid="00154f02" style:font-size-asian="14pt" style:font-name-complex="Times New Roman2" style:font-size-complex="14pt"/>
    </style:style>
    <style:style style:name="T3" style:family="text">
      <style:text-properties style:font-name="Times New Roman" fo:font-size="14pt" officeooo:rsid="00182718" style:font-size-asian="14pt" style:font-name-complex="Times New Roman2" style:font-size-complex="14pt"/>
    </style:style>
    <style:style style:name="T4" style:family="text">
      <style:text-properties style:font-name="Times New Roman" fo:font-size="14pt" officeooo:rsid="000632b2" style:font-size-asian="14pt" style:font-name-complex="Times New Roman2" style:font-size-complex="14pt"/>
    </style:style>
    <style:style style:name="T5" style:family="text">
      <style:text-properties style:font-name="Times New Roman" fo:font-size="14pt" officeooo:rsid="001ac7ca" style:font-size-asian="14pt" style:font-name-complex="Times New Roman2" style:font-size-complex="14pt"/>
    </style:style>
    <style:style style:name="T6" style:family="text">
      <style:text-properties style:font-name="Times New Roman" fo:font-size="14pt" officeooo:rsid="001ade8c" style:font-size-asian="14pt" style:font-name-complex="Times New Roman2" style:font-size-complex="14pt"/>
    </style:style>
    <style:style style:name="T7" style:family="text">
      <style:text-properties style:font-name="Times New Roman" fo:font-size="14pt" officeooo:rsid="000edc0f" style:font-size-asian="14pt" style:font-name-complex="Times New Roman2" style:font-size-complex="14pt"/>
    </style:style>
    <style:style style:name="T8" style:family="text">
      <style:text-properties style:font-name="Times New Roman" fo:font-size="14pt" officeooo:rsid="000a5f08" style:font-size-asian="14pt" style:font-name-complex="Times New Roman2" style:font-size-complex="14pt"/>
    </style:style>
    <style:style style:name="T9" style:family="text">
      <style:text-properties style:font-name="Times New Roman" fo:font-size="14pt" officeooo:rsid="001496b1" style:font-size-asian="14pt" style:font-name-complex="Times New Roman2" style:font-size-complex="14pt"/>
    </style:style>
    <style:style style:name="T10" style:family="text">
      <style:text-properties style:font-name="Times New Roman" fo:font-size="14pt" officeooo:rsid="002ad6a2" style:font-size-asian="14pt" style:font-name-complex="Times New Roman2" style:font-size-complex="14pt"/>
    </style:style>
    <style:style style:name="T11" style:family="text">
      <style:text-properties style:font-name="Times New Roman" fo:font-size="14pt" officeooo:rsid="002bb5b2" style:font-size-asian="14pt" style:font-name-complex="Times New Roman2" style:font-size-complex="14pt"/>
    </style:style>
    <style:style style:name="T12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13" style:family="text">
      <style:text-properties style:font-name="Times New Roman" fo:font-size="14pt" fo:language="en" fo:country="US" officeooo:rsid="000b5ab7" style:font-size-asian="14pt" style:font-name-complex="Times New Roman2" style:font-size-complex="14pt"/>
    </style:style>
    <style:style style:name="T14" style:family="text">
      <style:text-properties style:font-name="Times New Roman" fo:font-size="14pt" fo:language="en" fo:country="US" officeooo:rsid="001b065c" style:font-size-asian="14pt" style:font-name-complex="Times New Roman2" style:font-size-complex="14pt"/>
    </style:style>
    <style:style style:name="T15" style:family="text">
      <style:text-properties style:font-name="Times New Roman" fo:font-size="14pt" fo:language="en" fo:country="US" officeooo:rsid="00154f02" style:font-size-asian="14pt" style:font-name-complex="Times New Roman2" style:font-size-complex="14pt"/>
    </style:style>
    <style:style style:name="T16" style:family="text">
      <style:text-properties style:font-name="Times New Roman" fo:font-size="14pt" fo:language="en" fo:country="US" fo:font-weight="normal" style:font-size-asian="14pt" style:font-weight-asian="normal" style:font-name-complex="Times New Roman2" style:font-size-complex="14pt" style:font-weight-complex="normal"/>
    </style:style>
    <style:style style:name="T17" style:family="text">
      <style:text-properties style:font-name="Times New Roman" fo:font-size="14pt" fo:language="en" fo:country="US" fo:font-weight="normal" officeooo:rsid="000b5ab7" style:font-size-asian="14pt" style:font-weight-asian="normal" style:font-name-complex="Times New Roman2" style:font-size-complex="14pt" style:font-weight-complex="normal"/>
    </style:style>
    <style:style style:name="T18" style:family="text">
      <style:text-properties style:font-name="Times New Roman" fo:font-size="14pt" fo:font-weight="normal" officeooo:rsid="0021daa5" style:font-size-asian="14pt" style:font-weight-asian="normal" style:font-name-complex="Times New Roman2" style:font-size-complex="14pt" style:font-weight-complex="normal"/>
    </style:style>
    <style:style style:name="T19" style:family="text">
      <style:text-properties style:use-window-font-color="true" loext:opacity="0%" style:font-name="Times New Roman" fo:font-size="14pt" fo:language="en" fo:country="US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0" style:family="text">
      <style:text-properties style:use-window-font-color="true" loext:opacity="0%" style:font-name="Times New Roman" fo:font-size="14pt" fo:language="en" fo:country="US" officeooo:rsid="0010c12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1" style:family="text">
      <style:text-properties style:use-window-font-color="true" loext:opacity="0%" style:font-name="Times New Roman" fo:font-size="14pt" fo:language="en" fo:country="US" officeooo:rsid="001ac7c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2" style:family="text">
      <style:text-properties style:use-window-font-color="true" loext:opacity="0%" style:font-name="Times New Roman" fo:font-size="14pt" fo:language="en" fo:country="US" officeooo:rsid="001b065c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3" style:family="text">
      <style:text-properties style:use-window-font-color="true" loext:opacity="0%" style:font-name="Times New Roman" fo:font-size="14pt" fo:language="en" fo:country="US" officeooo:rsid="0023c75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4" style:family="text">
      <style:text-properties style:use-window-font-color="true" loext:opacity="0%" style:font-name="Times New Roman" fo:font-size="14pt" fo:language="ru" fo:country="RU" officeooo:rsid="001ac7c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5" style:family="text">
      <style:text-properties style:use-window-font-color="true" loext:opacity="0%" style:font-name="Times New Roman" fo:font-size="14pt" fo:language="ru" fo:country="RU" officeooo:rsid="001b065c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6" style:family="text">
      <style:text-properties style:use-window-font-color="true" loext:opacity="0%" style:font-name="Times New Roman" fo:font-size="14pt" fo:language="ru" fo:country="RU" officeooo:rsid="0010c12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7" style:family="text">
      <style:text-properties style:use-window-font-color="true" loext:opacity="0%" style:font-name="Times New Roman" fo:font-size="14pt" fo:language="ru" fo:country="RU" officeooo:rsid="0023c75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8" style:family="text">
      <style:text-properties style:use-window-font-color="true" loext:opacity="0%" style:font-name="Times New Roman" fo:font-size="14pt" fo:language="ru" fo:country="RU" officeooo:rsid="002a146f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9" style:family="text">
      <style:text-properties style:use-window-font-color="true" loext:opacity="0%" style:font-name="Times New Roman" fo:font-size="14pt" fo:language="ru" fo:country="RU" officeooo:rsid="002ad6a2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0" style:family="text">
      <style:text-properties style:use-window-font-color="true" loext:opacity="0%" style:font-name="Times New Roman" fo:font-size="14pt" fo:language="ru" fo:country="RU" officeooo:rsid="002bb5b2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1" style:family="text">
      <style:text-properties style:use-window-font-color="true" loext:opacity="0%" style:font-name="Times New Roman" fo:font-size="14pt" fo:language="ru" fo:country="RU" fo:font-weight="normal" officeooo:rsid="0021daa5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T32" style:family="text">
      <style:text-properties fo:color="#000000" loext:opacity="100%" style:font-name="Times New Roman" fo:font-size="14pt" style:font-size-asian="14pt" style:font-name-complex="Times New Roman2" style:font-size-complex="13.5pt"/>
    </style:style>
    <style:style style:name="T33" style:family="text">
      <style:text-properties fo:color="#000000" loext:opacity="100%" style:font-name="Times New Roman" fo:font-size="14pt" officeooo:rsid="000592ee" style:font-size-asian="14pt" style:font-name-complex="Times New Roman2" style:font-size-complex="13.5pt"/>
    </style:style>
    <style:style style:name="T34" style:family="text">
      <style:text-properties fo:color="#000000" loext:opacity="100%" style:font-name="Times New Roman" fo:font-size="14pt" officeooo:rsid="00182718" style:font-size-asian="14pt" style:font-name-complex="Times New Roman2" style:font-size-complex="13.5pt"/>
    </style:style>
    <style:style style:name="T35" style:family="text">
      <style:text-properties fo:color="#000000" loext:opacity="100%" style:font-name="Times New Roman" fo:font-size="14pt" fo:language="en" fo:country="US" officeooo:rsid="0010c126" style:font-size-asian="14pt" style:font-name-complex="Times New Roman2" style:font-size-complex="14pt"/>
    </style:style>
    <style:style style:name="T36" style:family="text">
      <style:text-properties fo:color="#000000" loext:opacity="100%" style:font-name="Times New Roman" fo:font-size="14pt" fo:language="en" fo:country="US" officeooo:rsid="001f8c63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7" style:family="text">
      <style:text-properties fo:color="#000000" loext:opacity="100%" style:text-outline="false" style:text-line-through-style="none" style:text-line-through-type="none" style:font-name="Times New Roman1" fo:font-size="14pt" fo:font-style="normal" fo:text-shadow="none" style:text-underline-style="none" fo:font-weight="normal" officeooo:rsid="0014287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font-name="Times New Roman1" fo:font-size="14pt" fo:language="ru" fo:country="RU" fo:font-style="normal" fo:text-shadow="none" style:text-underline-style="none" fo:font-weight="normal" officeooo:rsid="001dd0d7" style:letter-kerning="false" style:font-name-asian="Calibri1" style:font-size-asian="14pt" style:language-asian="en" style:country-asian="US" style:font-style-asian="normal" style:font-weight-asian="normal" style:font-name-complex="DejaVu Sans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39" style:family="text">
      <style:text-properties officeooo:rsid="000edc0f"/>
    </style:style>
    <style:style style:name="T40" style:family="text">
      <style:text-properties officeooo:rsid="00130207"/>
    </style:style>
    <style:style style:name="T41" style:family="text">
      <style:text-properties officeooo:rsid="00142874"/>
    </style:style>
    <style:style style:name="T42" style:family="text">
      <style:text-properties officeooo:rsid="000b5ab7"/>
    </style:style>
    <style:style style:name="T43" style:family="text">
      <style:text-properties officeooo:rsid="001f7182"/>
    </style:style>
    <style:style style:name="T44" style:family="text">
      <style:text-properties officeooo:rsid="001f8c63"/>
    </style:style>
    <style:style style:name="T45" style:family="text">
      <style:text-properties officeooo:rsid="002bb5b2"/>
    </style:style>
    <style:style style:name="T46" style:family="text">
      <style:text-properties officeooo:rsid="002d8e1e"/>
    </style:style>
    <style:style style:name="T47" style:family="text">
      <style:text-properties officeooo:rsid="0033a409"/>
    </style:style>
    <style:style style:name="T48" style:family="text">
      <style:text-properties officeooo:rsid="00357486"/>
    </style:style>
    <style:style style:name="T49" style:family="text">
      <style:text-properties officeooo:rsid="0037aac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<text:span text:style-name="T48">g </text:span>МИНИСТЕРСТВО ОБРАЗОВАНИЯ И НАУКИ РОССИЙСКОЙ ФЕДЕРАЦИИ</text:p>
      <text:p text:style-name="P65">Федеральное государственное бюджетное образовательное учреждение</text:p>
      <text:p text:style-name="P65">высшего образования</text:p>
      <text:p text:style-name="P65">«Московский Авиационный Институт</text:p>
      <text:p text:style-name="P65">(Национальный Исследовательский Университет)»</text:p>
      <text:p text:style-name="P65">ФАКУЛЬТЕТ ИНФОРМАЦИОННЫХ ТЕХНОЛОГИЙ И ПРИКЛАДНОЙ МАТЕМАТИКИ</text:p>
      <text:p text:style-name="P65">Кафедра вычислительной математики и программирования</text:p>
      <text:p text:style-name="P4"/>
      <text:p text:style-name="P4"/>
      <text:p text:style-name="P4"/>
      <text:p text:style-name="P4"/>
      <text:p text:style-name="P4"/>
      <text:p text:style-name="P19">Курсовой проект </text:p>
      <text:p text:style-name="P7">по курсу «Практикум на ЭВМ» 2 семестра</text:p>
      <text:p text:style-name="P5"><text:span text:style-name="T1">Задание </text:span><text:span text:style-name="T3">9</text:span><text:span text:style-name="T1">. </text:span><text:span text:style-name="T3">Сортировка и поиск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Выполнил: студент<text:span text:style-name="T45">ка</text:span> 10<text:span text:style-name="T45">6</text:span> группы</text:p>
      <text:p text:style-name="P17">Никифорова Яна Вадимовна</text:p>
      <text:p text:style-name="P89"><text:span text:style-name="T49">Преподаватель</text:span>:</text:p>
      <text:p text:style-name="P17">Дубинин <text:span text:style-name="T46"><text:s/>А. В.</text:span></text:p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7">Москва, 202<text:span text:style-name="T45">1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72"><text:a xlink:type="simple" xlink:href="#__RefHeading___Toc496_579521979" text:style-name="Index_20_Link" text:visited-style-name="Index_20_Link">Задача<text:tab/>3</text:a></text:p>
          <text:p text:style-name="P72"><text:a xlink:type="simple" xlink:href="#__RefHeading___Toc498_579521979" text:style-name="Index_20_Link" text:visited-style-name="Index_20_Link">Общий метод решения<text:tab/>3</text:a></text:p>
          <text:p text:style-name="P72"><text:a xlink:type="simple" xlink:href="#__RefHeading___Toc500_579521979" text:style-name="Index_20_Link" text:visited-style-name="Index_20_Link">Общие сведения о программе<text:tab/>4</text:a></text:p>
          <text:p text:style-name="P72"><text:a xlink:type="simple" xlink:href="#__RefHeading___Toc502_579521979" text:style-name="Index_20_Link" text:visited-style-name="Index_20_Link">Функциональное назначение<text:tab/>5</text:a></text:p>
          <text:p text:style-name="P72"><text:a xlink:type="simple" xlink:href="#__RefHeading___Toc504_579521979" text:style-name="Index_20_Link" text:visited-style-name="Index_20_Link">Описание программы<text:tab/>6</text:a></text:p>
          <text:p text:style-name="P72"><text:a xlink:type="simple" xlink:href="#__RefHeading___Toc506_579521979" text:style-name="Index_20_Link" text:visited-style-name="Index_20_Link">Описание функции программы<text:tab/>7</text:a></text:p>
          <text:p text:style-name="P72"><text:a xlink:type="simple" xlink:href="#__RefHeading___Toc508_579521979" text:style-name="Index_20_Link" text:visited-style-name="Index_20_Link">Используемые переменные<text:tab/>8</text:a></text:p>
          <text:p text:style-name="P72"><text:a xlink:type="simple" xlink:href="#__RefHeading___Toc510_579521979" text:style-name="Index_20_Link" text:visited-style-name="Index_20_Link">Входные значения<text:tab/>9</text:a></text:p>
          <text:p text:style-name="P72"><text:a xlink:type="simple" xlink:href="#__RefHeading___Toc1889_1053857409" text:style-name="Index_20_Link" text:visited-style-name="Index_20_Link">Пример работы программы<text:tab/>10</text:a></text:p>
          <text:p text:style-name="P72"><text:a xlink:type="simple" xlink:href="#__RefHeading___Toc4090_1473027076" text:style-name="Index_20_Link" text:visited-style-name="Index_20_Link">Файлы и их назначение<text:tab/>16</text:a></text:p>
          <text:p text:style-name="P72"><text:a xlink:type="simple" xlink:href="#__RefHeading___Toc512_579521979" text:style-name="Index_20_Link" text:visited-style-name="Index_20_Link">Заключение<text:tab/>33</text:a></text:p>
          <text:p text:style-name="P72"><text:a xlink:type="simple" xlink:href="#__RefHeading___Toc514_579521979" text:style-name="Index_20_Link" text:visited-style-name="Index_20_Link">Список используемых источников<text:tab/>34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/>
      <text:h text:style-name="P61" text:outline-level="1"><text:bookmark-start text:name="_Toc38513581"/><text:bookmark-start text:name="__RefHeading___Toc496_579521979"/>Задача<text:bookmark-end text:name="_Toc38513581"/><text:bookmark-end text:name="__RefHeading___Toc496_579521979"/></text:h>
      <text:p text:style-name="Standard"/>
      <text:p text:style-name="P19">Общее задание</text:p>
      <text:p text:style-name="P59"><text:span text:style-name="T32">Составить</text:span><text:span text:style-name="T33"> программу на языке Си </text:span><text:span text:style-name="T34">с использованием процедур и функций для сортировки таблицы заданным методом и двоичного поиска по ключу в таблице.</text:span></text:p>
      <text:list xml:id="list1083710609" text:style-name="WWNum3">
        <text:list-item>
          <text:p text:style-name="P75">Ввод списка</text:p>
        </text:list-item>
        <text:list-item>
          <text:p text:style-name="P75">Разворот списка</text:p>
        </text:list-item>
        <text:list-item>
          <text:p text:style-name="P76">Перемешивание списка</text:p>
        </text:list-item>
        <text:list-item>
          <text:p text:style-name="P76">Сортировка списка</text:p>
        </text:list-item>
        <text:list-item>
          <text:p text:style-name="P76">Поиск по ключу и печать найденного элемента, если он присутствует в списке</text:p>
        </text:list-item>
      </text:list>
      <text:p text:style-name="P60"/>
      <text:p text:style-name="P19">Вариант </text:p>
      <text:p text:style-name="P40">Таблица 1 – задание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0"><text:span text:style-name="T4">Тип </text:span><text:span text:style-name="T24">ключа</text:span></text:p>
          </table:table-cell>
          <table:table-cell table:style-name="Table1.A1" office:value-type="string">
            <text:p text:style-name="P31">Целый</text:p>
          </table:table-cell>
        </table:table-row>
        <table:table-row table:style-name="Table1.1">
          <table:table-cell table:style-name="Table1.A1" office:value-type="string">
            <text:p text:style-name="P16">Длина ключа в байтах</text:p>
          </table:table-cell>
          <table:table-cell table:style-name="Table1.A1" office:value-type="string">
            <text:p text:style-name="P33">8</text:p>
          </table:table-cell>
        </table:table-row>
        <table:table-row table:style-name="Table1.1">
          <table:table-cell table:style-name="Table1.A1" office:value-type="string">
            <text:p text:style-name="P16">Хранение данных и ключей</text:p>
          </table:table-cell>
          <table:table-cell table:style-name="Table1.A1" office:value-type="string">
            <text:p text:style-name="P33">Вместе</text:p>
          </table:table-cell>
        </table:table-row>
        <table:table-row table:style-name="Table1.1">
          <table:table-cell table:style-name="Table1.A4" office:value-type="string">
            <text:p text:style-name="P16">Число элементов таблицы</text:p>
          </table:table-cell>
          <table:table-cell table:style-name="Table1.A4" office:value-type="string">
            <text:p text:style-name="P34">минимум 11</text:p>
          </table:table-cell>
        </table:table-row>
        <table:table-row table:style-name="Table1.1">
          <table:table-cell table:style-name="Table1.A4" office:value-type="string">
            <text:p text:style-name="P16">Вид сортировки</text:p>
          </table:table-cell>
          <table:table-cell table:style-name="Table1.A4" office:value-type="string">
            <text:p text:style-name="P32">Быстрая сортировка Хоара(рекурсивный вариант)</text:p>
          </table:table-cell>
        </table:table-row>
      </table:table>
      <text:p text:style-name="P9"/>
      <text:p text:style-name="P9"/>
      <text:p text:style-name="P9"/>
      <text:h text:style-name="P2" text:outline-level="1"><text:bookmark-start text:name="_Toc38513582"/><text:bookmark-start text:name="__RefHeading___Toc498_579521979"/>Общий метод решения<text:bookmark-end text:name="_Toc38513582"/><text:bookmark-end text:name="__RefHeading___Toc498_579521979"/></text:h>
      <text:p text:style-name="P4"><text:tab/></text:p>
      <text:p text:style-name="P52"><text:tab/><text:span text:style-name="T1">Создаем структуры элемента </text:span><text:span text:style-name="T24">массива</text:span><text:span text:style-name="T1"> и самого </text:span><text:span text:style-name="T24">массива</text:span><text:span text:style-name="T1">, в котором </text:span><text:span text:style-name="T5">хранится массив(указатель на начало массива), длина и выделенная заранее память(для оптимизации). Находим необходимый элемент, разворачиваем массив, перемешиваем, сортируем массив методом быстрой сортировки Хоара и снова ищем элемент в массиве.</text:span></text:p>
      <text:p text:style-name="P10"/>
      <text:h text:style-name="P61" text:outline-level="1"><text:bookmark-start text:name="_Toc38513583"/><text:bookmark-start text:name="__RefHeading___Toc500_579521979"/>Общие сведения о программе<text:bookmark-end text:name="_Toc38513583"/><text:bookmark-end text:name="__RefHeading___Toc500_579521979"/></text:h>
      <text:p text:style-name="P4"/>
      <text:p text:style-name="P6">Аппаратное обеспечение: ноутбук;</text:p>
      <text:p text:style-name="P6">Операционная система: <text:span text:style-name="T45">Manjaro Linux</text:span>;</text:p>
      <text:p text:style-name="P4"><text:span text:style-name="T1">Язык и система программирования: </text:span><text:span text:style-name="T12">GNU</text:span><text:span text:style-name="T1"> </text:span><text:span text:style-name="T12">C</text:span><text:span text:style-name="T1">;</text:span></text:p>
      <text:p text:style-name="P4"><text:span text:style-name="T1">Компиляция программы в терминале: </text:span><text:span text:style-name="T12">gcc</text:span><text:span text:style-name="T1"> </text:span><text:span text:style-name="T12">-I. -O2 </text:span><text:span text:style-name="T21">array</text:span><text:span text:style-name="T12">.c main.c</text:span></text:p>
      <text:p text:style-name="P4"><text:span text:style-name="T1">Вызов программы: ./</text:span><text:span text:style-name="T12">a</text:span><text:span text:style-name="T1">.</text:span><text:span text:style-name="T12">out</text:span><text:span text:style-name="T1">;</text:span></text:p>
      <text:p text:style-name="P6"/>
      <text:h text:style-name="P61" text:outline-level="1"><text:bookmark-start text:name="_Toc38513584"/><text:bookmark-start text:name="__RefHeading___Toc502_579521979"/>Функциональное назначение<text:bookmark-end text:name="_Toc38513584"/><text:bookmark-end text:name="__RefHeading___Toc502_579521979"/></text:h>
      <text:p text:style-name="P4"/>
      <text:p text:style-name="P59"><text:span text:style-name="T1">Основная задача программы состоит в </text:span><text:span text:style-name="T5">создании структуры данных(в частности массива с элементами, имеющими ключ) и реализации методов для работы с ним, например, сортировка по ключу и бинарный поиск по ключу. </text:span><text:span text:style-name="T6">Также задача состоит в реализации сортировки в соответствии с индивидуальным заданием. В данном случае требуется реализовать быструю сортировку Хоара рекурсивным методом. Также имеются уточнения для реализаций ключей и количества данных, которые хранятся в массиве.</text:span></text:p>
      <text:p text:style-name="P20"/>
      <text:p text:style-name="P20">Отличительной особенностью быстрой сортировки является операция разбиения массива на две части относительно опорного элемента. Например, если последовательность требуется упорядочить по возрастанию, то в левую часть будут помещены все элементы, значения которых меньше значения опорного элемента, а в правую элементы, чьи значения больше или равны опорному. Вне зависимости от того, какой элемент выбран в качестве опорного, массив будет отсортирован, но все же наиболее удачным считается ситуация, когда по обеим сторонам от опорного элемента оказывается примерно равное количество элементов. Если длина какой-то из получившихся в результате разбиения частей превышает один элемент, то для нее нужно рекурсивно выполнить упорядочивание, т. е. повторно запустить алгоритм на каждом из отрезков.</text:p>
      <text:p text:style-name="P20"><text:span text:style-name="T48">Т</text:span>аким образом, алгоритм быстрой сортировки включает в себя два основных этапа:</text:p>
      <text:p text:style-name="P20"><text:span text:style-name="T48"><text:tab/></text:span>разбиение массива относительно опорного элемента;</text:p>
      <text:p text:style-name="P20"><text:span text:style-name="T48"><text:tab/></text:span>рекурсивная сортировка каждой части массива.</text:p>
      <text:p text:style-name="P20"/>
      <text:p text:style-name="P20">Худшее время<text:tab/></text:p>
      <text:p text:style-name="P20">O(n2)</text:p>
      <text:p text:style-name="P20"/>
      <text:p text:style-name="P20">Лучшее время<text:tab/></text:p>
      <text:p text:style-name="P20">O(n log n) (обычное разделение)</text:p>
      <text:p text:style-name="P20">или O(n) (разделение на 3 части)</text:p>
      <text:p text:style-name="P20"/>
      <text:p text:style-name="P20">Среднее время<text:tab/></text:p>
      <text:p text:style-name="P20">O(n log n)</text:p>
      <text:p text:style-name="P20"/>
      <text:p text:style-name="P20">Затраты памяти<text:tab/></text:p>
      <text:p text:style-name="P20">O(n) вспомогательных</text:p>
      <text:p text:style-name="P20">O(log n) вспомогательных</text:p>
      <text:p text:style-name="P20"><text:s/></text:p>
      <text:h text:style-name="P61" text:outline-level="1"><text:bookmark-start text:name="_Toc38513585"/><text:bookmark-start text:name="__RefHeading___Toc504_579521979"/>Описание программы<text:bookmark-end text:name="_Toc38513585"/><text:bookmark-end text:name="__RefHeading___Toc504_579521979"/></text:h>
      <text:p text:style-name="P21"/>
      <text:p text:style-name="P39"/>
      <text:list xml:id="list3898382566" text:style-name="WWNum2">
        <text:list-item>
          <text:p text:style-name="P77">Подключение библиотек</text:p>
          <text:list>
            <text:list-item>
              <text:p text:style-name="P78">stdlib — для менеджмента памяти </text:p>
            </text:list-item>
            <text:list-item>
              <text:p text:style-name="P78">stdio — для ввода/вывода </text:p>
            </text:list-item>
            <text:list-item>
              <text:p text:style-name="P78">inttypes — для использования переменных с фиксированной длиной данных</text:p>
            </text:list-item>
            <text:list-item>
              <text:p text:style-name="P78">string — для использования функций для обработки строк</text:p>
            </text:list-item>
            <text:list-item>
              <text:p text:style-name="P78">stdbool — для добавления переменных true и false</text:p>
            </text:list-item>
          </text:list>
        </text:list-item>
        <text:list-item>
          <text:p text:style-name="P81"><text:span text:style-name="T8">Объявление структур node и </text:span><text:span text:style-name="T25">array</text:span><text:span text:style-name="T8">;</text:span></text:p>
        </text:list-item>
        <text:list-item>
          <text:p text:style-name="P79">Создание некоторых функций:</text:p>
          <text:list>
            <text:list-item>
              <text:p text:style-name="P81"><text:span text:style-name="T22">array_create –</text:span><text:span text:style-name="T13"> создание нового пустого </text:span><text:span text:style-name="T22">массива</text:span><text:span text:style-name="T13">;</text:span></text:p>
            </text:list-item>
            <text:list-item>
              <text:p text:style-name="P82"><text:span text:style-name="T22">array_free</text:span><text:span text:style-name="T13"> — очищает </text:span><text:span text:style-name="T22">массив</text:span><text:span text:style-name="T13"> и освобождает всю память, связанную с ним</text:span></text:p>
            </text:list-item>
            <text:list-item>
              <text:p text:style-name="P84"><text:span text:style-name="T42">a</text:span>rray_push_back – добавление элемента в конец массива</text:p>
            </text:list-item>
            <text:list-item>
              <text:p text:style-name="P86"><text:span text:style-name="T13">a</text:span><text:span text:style-name="T12">rray_back – возвращает последний элемент массива</text:span></text:p>
            </text:list-item>
            <text:list-item>
              <text:p text:style-name="P82"><text:span text:style-name="T14">array_pop_back</text:span><text:span text:style-name="T13"> — </text:span><text:span text:style-name="T14">удаляет последний элемент массива</text:span></text:p>
            </text:list-item>
            <text:list-item>
              <text:p text:style-name="P86"><text:span text:style-name="T13">a</text:span><text:span text:style-name="T12">rray_shuffle – перемешивает элементы в массиве </text:span></text:p>
            </text:list-item>
            <text:list-item>
              <text:p text:style-name="P86"><text:span text:style-name="T7">a</text:span><text:span text:style-name="T1">rray_quick_sort — сортирует элементы в массиве по ключу </text:span></text:p>
            </text:list-item>
            <text:list-item>
              <text:p text:style-name="P86"><text:span text:style-name="T17">a</text:span><text:span text:style-name="T16">rray_print – печатает массив </text:span></text:p>
            </text:list-item>
            <text:list-item>
              <text:p text:style-name="P80">array_reverse – разворачивает массив</text:p>
            </text:list-item>
            <text:list-item>
              <text:p text:style-name="P80">array_node_swap – меняет местами два элемента</text:p>
            </text:list-item>
          </text:list>
        </text:list-item>
        <text:list-item>
          <text:p text:style-name="P85">Работа в main с меню</text:p>
          <text:list>
            <text:list-item>
              <text:p text:style-name="P85">Ввод файлов, которые следует считать</text:p>
            </text:list-item>
            <text:list-item>
              <text:p text:style-name="P85">Перемешивание массива</text:p>
            </text:list-item>
            <text:list-item>
              <text:p text:style-name="P85">Поиск элемента в массиве<text:span text:style-name="T47"> бинарным поиском</text:span></text:p>
            </text:list-item>
            <text:list-item>
              <text:p text:style-name="P85">Сортировка элементов по ключу</text:p>
            </text:list-item>
            <text:list-item>
              <text:p text:style-name="P85">Разворот массива</text:p>
            </text:list-item>
            <text:list-item>
              <text:p text:style-name="P85">Освобождение памяти и выход</text:p>
            </text:list-item>
          </text:list>
        </text:list-item>
      </text:list>
      <text:h text:style-name="P61" text:outline-level="1"><text:bookmark-start text:name="_Toc38513586"/><text:bookmark-start text:name="__RefHeading___Toc506_579521979"/>Описание функции программы<text:bookmark-end text:name="_Toc38513586"/><text:bookmark-end text:name="__RefHeading___Toc506_579521979"/></text:h>
      <text:p text:style-name="P4"/>
      <text:p text:style-name="P40">Таблица 2 - функции программы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printf</text:p>
          </table:table-cell>
          <table:table-cell table:style-name="Table2.A1" office:value-type="string">
            <text:p text:style-name="P11">Вывод текста в заданном формате</text:p>
          </table:table-cell>
        </table:table-row>
        <table:table-row table:style-name="Table2.1">
          <table:table-cell table:style-name="Table2.A1" office:value-type="string">
            <text:p text:style-name="P35">malloc</text:p>
          </table:table-cell>
          <table:table-cell table:style-name="Table2.A1" office:value-type="string">
            <text:p text:style-name="P11">Выделение памяти</text:p>
          </table:table-cell>
        </table:table-row>
        <table:table-row table:style-name="Table2.1">
          <table:table-cell table:style-name="Table2.A1" office:value-type="string">
            <text:p text:style-name="P23">scanf</text:p>
          </table:table-cell>
          <table:table-cell table:style-name="Table2.A1" office:value-type="string">
            <text:p text:style-name="P11">Чтение с консоли</text:p>
          </table:table-cell>
        </table:table-row>
        <table:table-row table:style-name="Table2.1">
          <table:table-cell table:style-name="Table2.A1" office:value-type="string">
            <text:p text:style-name="P26">free</text:p>
          </table:table-cell>
          <table:table-cell table:style-name="Table2.A1" office:value-type="string">
            <text:p text:style-name="P13">Освобождение динамической памяти</text:p>
          </table:table-cell>
        </table:table-row>
        <table:table-row table:style-name="Table2.1">
          <table:table-cell table:style-name="Table2.A1" office:value-type="string">
            <text:p text:style-name="P23"><text:span text:style-name="T43">a</text:span>rray* array_create(uint_fast32_t* keys, string* data, size_t coun</text:p>
            <text:p text:style-name="P23"><text:s text:c="2"/>t)</text:p>
          </table:table-cell>
          <table:table-cell table:style-name="Table2.A1" office:value-type="string">
            <text:p text:style-name="P14">Создание <text:span text:style-name="T43">массива с заданными начальными значениями</text:span></text:p>
          </table:table-cell>
        </table:table-row>
        <table:table-row table:style-name="Table2.1">
          <table:table-cell table:style-name="Table2.A1" office:value-type="string">
            <text:p text:style-name="P29">puts</text:p>
          </table:table-cell>
          <table:table-cell table:style-name="Table2.A1" office:value-type="string">
            <text:p text:style-name="P11">Вывод текста на экран <text:span text:style-name="T39">с окончанием строки в конце</text:span></text:p>
          </table:table-cell>
        </table:table-row>
        <table:table-row table:style-name="Table2.1">
          <table:table-cell table:style-name="Table2.A1" office:value-type="string">
            <text:p text:style-name="P51"><text:span text:style-name="T35">void </text:span><text:span text:style-name="T36">array</text:span><text:span text:style-name="T35">_push_back(</text:span><text:span text:style-name="T36">array</text:span><text:span text:style-name="T35"> *l, node *n)</text:span></text:p>
          </table:table-cell>
          <table:table-cell table:style-name="Table2.A1" office:value-type="string">
            <text:p text:style-name="P27">Добавление элемента в конец</text:p>
          </table:table-cell>
        </table:table-row>
        <table:table-row table:style-name="Table2.1">
          <table:table-cell table:style-name="Table2.A8" office:value-type="string">
            <text:p text:style-name="P42"><text:span text:style-name="T44">void </text:span>array_pop_back<text:span text:style-name="T44">(array *arr)</text:span></text:p>
          </table:table-cell>
          <table:table-cell table:style-name="Table2.A8" office:value-type="string">
            <text:p text:style-name="P45">Удаление <text:span text:style-name="T44">последнего </text:span>элемента</text:p>
          </table:table-cell>
        </table:table-row>
        <table:table-row table:style-name="Table2.1">
          <table:table-cell table:style-name="Table2.A8" office:value-type="string">
            <text:p text:style-name="P43">node* array_back(array *arr)</text:p>
          </table:table-cell>
          <table:table-cell table:style-name="Table2.A8" office:value-type="string">
            <text:p text:style-name="P46">Возвращает последний элемент массива</text:p>
          </table:table-cell>
        </table:table-row>
        <table:table-row table:style-name="Table2.1">
          <table:table-cell table:style-name="Table2.A8" office:value-type="string">
            <text:p text:style-name="P43">void array_free(array *arr)</text:p>
          </table:table-cell>
          <table:table-cell table:style-name="Table2.A8" office:value-type="string">
            <text:p text:style-name="P46">Освобождает память, занятую массивом</text:p>
          </table:table-cell>
        </table:table-row>
        <table:table-row table:style-name="Table2.1">
          <table:table-cell table:style-name="Table2.A8" office:value-type="string">
            <text:p text:style-name="P43">void array_node_swap(node* arr, size_t ind1, size_t ind2)</text:p>
          </table:table-cell>
          <table:table-cell table:style-name="Table2.A8" office:value-type="string">
            <text:p text:style-name="P46">Обмен элементов по указанному индексу</text:p>
          </table:table-cell>
        </table:table-row>
        <table:table-row table:style-name="Table2.1">
          <table:table-cell table:style-name="Table2.A8" office:value-type="string">
            <text:p text:style-name="P43">void _array_quick_sort(node* arr, size_t low, size_t high)</text:p>
          </table:table-cell>
          <table:table-cell table:style-name="Table2.A8" office:value-type="string">
            <text:p text:style-name="P46">Быстрая сортировка Хоара</text:p>
          </table:table-cell>
        </table:table-row>
        <table:table-row table:style-name="Table2.1">
          <table:table-cell table:style-name="Table2.A8" office:value-type="string">
            <text:p text:style-name="P44">void array_print(array*arr)</text:p>
          </table:table-cell>
          <table:table-cell table:style-name="Table2.A8" office:value-type="string">
            <text:p text:style-name="P47">Печать элементов в стандартный вывод</text:p>
          </table:table-cell>
        </table:table-row>
        <table:table-row table:style-name="Table2.1">
          <table:table-cell table:style-name="Table2.A8" office:value-type="string">
            <text:p text:style-name="P44">void array_shuffle(array*arr)</text:p>
          </table:table-cell>
          <table:table-cell table:style-name="Table2.A8" office:value-type="string">
            <text:p text:style-name="P47">Перемешивание элементов</text:p>
          </table:table-cell>
        </table:table-row>
        <table:table-row table:style-name="Table2.1">
          <table:table-cell table:style-name="Table2.A8" office:value-type="string">
            <text:p text:style-name="P44">void array_reverse(array *arr)</text:p>
          </table:table-cell>
          <table:table-cell table:style-name="Table2.A8" office:value-type="string">
            <text:p text:style-name="P47">Разворот массива</text:p>
          </table:table-cell>
        </table:table-row>
      </table:table>
      <text:p text:style-name="P18"/>
      <text:p text:style-name="P53"><text:span text:style-name="T18">В качестве оптимизации в массив было добавлено поле capacity, которое указывает сколько памяти уже было зарезервировано, </text:span><text:span text:style-name="T31">дабы</text:span><text:span text:style-name="T18"> исключить множественный вызов функции realloc</text:span></text:p>
      <text:h text:style-name="P61" text:outline-level="1"><text:bookmark-start text:name="_Toc38513587"/><text:bookmark-start text:name="__RefHeading___Toc508_579521979"/>Используемые переменные<text:bookmark-end text:name="_Toc38513587"/><text:bookmark-end text:name="__RefHeading___Toc508_579521979"/></text:h>
      <text:p text:style-name="P4"/>
      <text:p text:style-name="P41">Таблица 3 – переменные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Переменная</text:p>
          </table:table-cell>
          <table:table-cell table:style-name="Table3.A1" office:value-type="string">
            <text:p text:style-name="P12">Тип</text:p>
          </table:table-cell>
          <table:table-cell table:style-name="Table3.A1" office:value-type="string">
            <text:p text:style-name="P12">Значение</text:p>
          </table:table-cell>
        </table:table-row>
        <table:table-row table:style-name="Table3.1">
          <table:table-cell table:style-name="Table3.A1" office:value-type="string">
            <text:p text:style-name="P36">index</text:p>
          </table:table-cell>
          <table:table-cell table:style-name="Table3.A1" office:value-type="string">
            <text:p text:style-name="P24">int</text:p>
          </table:table-cell>
          <table:table-cell table:style-name="Table3.A1" office:value-type="string">
            <text:p text:style-name="P15">Индекс <text:s text:c="2"/>элементов</text:p>
          </table:table-cell>
        </table:table-row>
        <table:table-row table:style-name="Table3.1">
          <table:table-cell table:style-name="Table3.A1" office:value-type="string">
            <text:p text:style-name="P28">n</text:p>
          </table:table-cell>
          <table:table-cell table:style-name="Table3.A1" office:value-type="string">
            <text:p text:style-name="P38">node</text:p>
          </table:table-cell>
          <table:table-cell table:style-name="Table3.A1" office:value-type="string">
            <text:p text:style-name="P49"><text:span text:style-name="T26">Элемент </text:span><text:span text:style-name="T27">массива</text:span><text:span text:style-name="T26">, </text:span><text:span text:style-name="T27">с ключем и значением</text:span></text:p>
          </table:table-cell>
        </table:table-row>
        <table:table-row table:style-name="Table3.1">
          <table:table-cell table:style-name="Table3.A4" office:value-type="string">
            <text:p text:style-name="P36">arr</text:p>
          </table:table-cell>
          <table:table-cell table:style-name="Table3.A4" office:value-type="string">
            <text:p text:style-name="P48"><text:span text:style-name="T23">array</text:span><text:span text:style-name="T19">*</text:span></text:p>
          </table:table-cell>
          <table:table-cell table:style-name="Table3.A4" office:value-type="string">
            <text:p text:style-name="P49"><text:span text:style-name="T23">Массив</text:span><text:span text:style-name="T20"> <text:s/>с указателем на первый элемент, с переменной размера списка </text:span><text:span text:style-name="T23">и с переменной количества зарезервированной памяти</text:span></text:p>
          </table:table-cell>
        </table:table-row>
        <table:table-row table:style-name="Table3.1">
          <table:table-cell table:style-name="Table3.A4" office:value-type="string">
            <text:p text:style-name="P36">low</text:p>
          </table:table-cell>
          <table:table-cell table:style-name="Table3.A4" office:value-type="string">
            <text:p text:style-name="P54">size_t</text:p>
          </table:table-cell>
          <table:table-cell table:style-name="Table3.A4" office:value-type="string">
            <text:p text:style-name="P54">Нижняя граница в сортировке Хоара</text:p>
          </table:table-cell>
        </table:table-row>
        <table:table-row table:style-name="Table3.1">
          <table:table-cell table:style-name="Table3.A4" office:value-type="string">
            <text:p text:style-name="P36">high</text:p>
          </table:table-cell>
          <table:table-cell table:style-name="Table3.A4" office:value-type="string">
            <text:p text:style-name="P54">size_t</text:p>
          </table:table-cell>
          <table:table-cell table:style-name="Table3.A4" office:value-type="string">
            <text:p text:style-name="P54">Верхняя граница в сортировке Хоара</text:p>
          </table:table-cell>
        </table:table-row>
        <table:table-row table:style-name="Table3.1">
          <table:table-cell table:style-name="Table3.A4" office:value-type="string">
            <text:p text:style-name="P36">l</text:p>
          </table:table-cell>
          <table:table-cell table:style-name="Table3.A4" office:value-type="string">
            <text:p text:style-name="P54">int</text:p>
          </table:table-cell>
          <table:table-cell table:style-name="Table3.A4" office:value-type="string">
            <text:p text:style-name="P54">Левая граница в бинарном поиске</text:p>
          </table:table-cell>
        </table:table-row>
        <table:table-row table:style-name="Table3.1">
          <table:table-cell table:style-name="Table3.A4" office:value-type="string">
            <text:p text:style-name="P36">r</text:p>
          </table:table-cell>
          <table:table-cell table:style-name="Table3.A4" office:value-type="string">
            <text:p text:style-name="P54">int</text:p>
          </table:table-cell>
          <table:table-cell table:style-name="Table3.A4" office:value-type="string">
            <text:p text:style-name="P54">Правая граница в бинарном поиске</text:p>
          </table:table-cell>
        </table:table-row>
        <table:table-row table:style-name="Table3.1">
          <table:table-cell table:style-name="Table3.A4" office:value-type="string">
            <text:p text:style-name="P36">m</text:p>
          </table:table-cell>
          <table:table-cell table:style-name="Table3.A4" office:value-type="string">
            <text:p text:style-name="P54">int</text:p>
          </table:table-cell>
          <table:table-cell table:style-name="Table3.A4" office:value-type="string">
            <text:p text:style-name="P54">Рассматриваемая середина между l и r в бинарном поиске</text:p>
          </table:table-cell>
        </table:table-row>
        <table:table-row table:style-name="Table3.1">
          <table:table-cell table:style-name="Table3.A4" office:value-type="string">
            <text:p text:style-name="P36">sorted</text:p>
          </table:table-cell>
          <table:table-cell table:style-name="Table3.A4" office:value-type="string">
            <text:p text:style-name="P54">bool</text:p>
          </table:table-cell>
          <table:table-cell table:style-name="Table3.A4" office:value-type="string">
            <text:p text:style-name="P54">Является ли массив отсортированным</text:p>
          </table:table-cell>
        </table:table-row>
        <table:table-row table:style-name="Table3.1">
          <table:table-cell table:style-name="Table3.A4" office:value-type="string">
            <text:p text:style-name="P36">cmd</text:p>
          </table:table-cell>
          <table:table-cell table:style-name="Table3.A4" office:value-type="string">
            <text:p text:style-name="P54">char</text:p>
          </table:table-cell>
          <table:table-cell table:style-name="Table3.A4" office:value-type="string">
            <text:p text:style-name="P54">Введенная команда</text:p>
          </table:table-cell>
        </table:table-row>
        <table:table-row table:style-name="Table3.1">
          <table:table-cell table:style-name="Table3.A4" office:value-type="string">
            <text:p text:style-name="P36">fkeys</text:p>
          </table:table-cell>
          <table:table-cell table:style-name="Table3.A4" office:value-type="string">
            <text:p text:style-name="P54">FILE*</text:p>
          </table:table-cell>
          <table:table-cell table:style-name="Table3.A4" office:value-type="string">
            <text:p text:style-name="P54">Файл с ключами</text:p>
          </table:table-cell>
        </table:table-row>
        <table:table-row table:style-name="Table3.1">
          <table:table-cell table:style-name="Table3.A4" office:value-type="string">
            <text:p text:style-name="P36">fdata</text:p>
          </table:table-cell>
          <table:table-cell table:style-name="Table3.A4" office:value-type="string">
            <text:p text:style-name="P54">FILE*</text:p>
          </table:table-cell>
          <table:table-cell table:style-name="Table3.A4" office:value-type="string">
            <text:p text:style-name="P54">Файл со значениями</text:p>
          </table:table-cell>
        </table:table-row>
        <table:table-row table:style-name="Table3.1">
          <table:table-cell table:style-name="Table3.A4" office:value-type="string">
            <text:p text:style-name="P37">keys</text:p>
          </table:table-cell>
          <table:table-cell table:style-name="Table3.A4" office:value-type="string">
            <text:p text:style-name="P22">uint64_t<text:span text:style-name="T47">*</text:span></text:p>
          </table:table-cell>
          <table:table-cell table:style-name="Table3.A4" office:value-type="string">
            <text:p text:style-name="P55">Ключи</text:p>
          </table:table-cell>
        </table:table-row>
        <table:table-row table:style-name="Table3.1">
          <table:table-cell table:style-name="Table3.A4" office:value-type="string">
            <text:p text:style-name="P37">data</text:p>
          </table:table-cell>
          <table:table-cell table:style-name="Table3.A4" office:value-type="string">
            <text:p text:style-name="P55">char **(он же string* )</text:p>
          </table:table-cell>
          <table:table-cell table:style-name="Table3.A4" office:value-type="string">
            <text:p text:style-name="P55">Значения</text:p>
          </table:table-cell>
        </table:table-row>
      </table:table>
      <text:h text:style-name="P2" text:outline-level="1"/>
      <text:p text:style-name="P18"/>
      <text:h text:style-name="P63" text:outline-level="1"><text:bookmark-start text:name="__RefHeading___Toc510_579521979"/>Входные значения<text:bookmark-end text:name="__RefHeading___Toc510_579521979"/></text:h>
      <text:p text:style-name="P30">Файл test_keys.txt:</text:p>
      <text:p text:style-name="P30">01</text:p>
      <text:p text:style-name="P30">04</text:p>
      <text:p text:style-name="P30">21</text:p>
      <text:p text:style-name="P30">03</text:p>
      <text:p text:style-name="P30">02</text:p>
      <text:p text:style-name="P30">07</text:p>
      <text:p text:style-name="P30">08</text:p>
      <text:p text:style-name="P30">05</text:p>
      <text:p text:style-name="P30">15</text:p>
      <text:p text:style-name="P30">06</text:p>
      <text:p text:style-name="P30">09</text:p>
      <text:p text:style-name="P30">10</text:p>
      <text:p text:style-name="P30">11</text:p>
      <text:p text:style-name="P30">12</text:p>
      <text:p text:style-name="P30">13</text:p>
      <text:p text:style-name="P30">14</text:p>
      <text:p text:style-name="P30">16</text:p>
      <text:p text:style-name="P30">17</text:p>
      <text:p text:style-name="P30">18</text:p>
      <text:p text:style-name="P30">19</text:p>
      <text:p text:style-name="P30">20</text:p>
      <text:p text:style-name="P30">22</text:p>
      <text:p text:style-name="P30"/>
      <text:p text:style-name="P58"/>
      <text:p text:style-name="P30">Файл test_data.txt:</text:p>
      <text:p text:style-name="P56"><text:s text:c="7"/>_..---...,""-._ <text:s text:c="4"/>,/}/)</text:p>
      <text:p text:style-name="P56"><text:s text:c="5"/>.'' <text:s text:c="7"/>, <text:s text:c="5"/>``..'(/-&lt;</text:p>
      <text:p text:style-name="P56"><text:s text:c="4"/>/ <text:s text:c="2"/>_ <text:s text:c="5"/>{ <text:s text:c="5"/>) <text:s text:c="8"/>\</text:p>
      <text:p text:style-name="P56"><text:s text:c="3"/>; <text:s text:c="2"/>_ `. <text:s text:c="4"/>`. <text:s text:c="2"/>&lt; <text:s text:c="8"/>a(</text:p>
      <text:p text:style-name="P56"><text:s/>,' <text:s text:c="2"/>( \ <text:s/>) <text:s text:c="5"/>`. <text:s/>\ __.._ .: P</text:p>
      <text:p text:style-name="P56">( <text:s/>&lt;\_-) )'-.____...\ <text:s/>`._ <text:s text:c="2"/>//-'</text:p>
      <text:p text:style-name="P56"><text:s/>`. `-' /-._))) <text:s text:c="5"/>`-._)))</text:p>
      <text:p text:style-name="P56"><text:s text:c="3"/>`...' <text:s text:c="8"/>hjw</text:p>
      <text:p text:style-name="P56"><text:s/>_</text:p>
      <text:p text:style-name="P56"><text:s/>\`*-.</text:p>
      <text:p text:style-name="P56"><text:s text:c="2"/>) <text:s/>_`-.</text:p>
      <text:p text:style-name="P56"><text:s/>. <text:s/>: `. .</text:p>
      <text:p text:style-name="P56"><text:s/>; *` <text:s text:c="2"/>_.`*-.</text:p>
      <text:p text:style-name="P56"><text:s/>`-.-' <text:s text:c="7"/>`-.</text:p>
      <text:p text:style-name="P56"><text:s text:c="3"/>; <text:s text:c="6"/>` <text:s text:c="5"/>`.</text:p>
      <text:p text:style-name="P56"><text:s text:c="3"/>:. <text:s text:c="6"/>. <text:s text:c="6"/>\</text:p>
      <text:p text:style-name="P56"><text:s text:c="3"/>. \ <text:s/>. <text:s text:c="2"/>: <text:s text:c="2"/>.-' <text:s/>.</text:p>
      <text:p text:style-name="P56"><text:s text:c="3"/>' <text:s/>`+.; <text:s/>; <text:s/>' <text:s text:c="5"/>:</text:p>
      <text:p text:style-name="P56"><text:s text:c="3"/>: <text:s/>' <text:s/>| <text:s text:c="3"/>; <text:s text:c="6"/>;-.</text:p>
      <text:p text:style-name="P56"><text:s text:c="3"/>; ' <text:s text:c="2"/>: :`-: <text:s text:c="4"/>_.`* ;</text:p>
      <text:p text:style-name="P56"><text:s text:c="2"/>/ <text:s/>.*' ; .*`- +' <text:s/>`*'</text:p>
      <text:p text:style-name="P56"><text:s/>`*-* <text:s text:c="2"/>`*-* <text:s/>`*-*'</text:p>
      <text:h text:style-name="P64" text:outline-level="1"><text:bookmark-start text:name="__RefHeading___Toc1889_1053857409"/>Пример работы программы<text:bookmark-end text:name="__RefHeading___Toc1889_1053857409"/></text:h>
      <text:p text:style-name="P68">&gt; o test_keys.txt test_data.txt</text:p>
      <text:p text:style-name="P68">&gt; p</text:p>
      <text:p text:style-name="P68">| <text:s/>1| <text:s text:c="6"/>_..---...,""-._ <text:s text:c="4"/>,/}/)</text:p>
      <text:p text:style-name="P68"><text:s/>| <text:s/>4| <text:s text:c="4"/>.'' <text:s text:c="7"/>, <text:s text:c="5"/>``..'(/-&lt;</text:p>
      <text:p text:style-name="P68"><text:s/>| 21| <text:s text:c="3"/>/ <text:s text:c="2"/>_ <text:s text:c="5"/>{ <text:s text:c="5"/>) <text:s text:c="8"/>\</text:p>
      <text:p text:style-name="P68"><text:s/>| <text:s/>3| <text:s text:c="2"/>; <text:s text:c="2"/>_ `. <text:s text:c="4"/>`. <text:s text:c="2"/>&lt; <text:s text:c="8"/>a(</text:p>
      <text:p text:style-name="P68"><text:s/>| <text:s/>2| ,' <text:s text:c="2"/>( \ <text:s/>) <text:s text:c="5"/>`. <text:s/>\ __.._ .: P</text:p>
      <text:p text:style-name="P68"><text:s/>| <text:s/>7|( <text:s/>&lt;\_-) )'-.____...\ <text:s/>`._ <text:s text:c="2"/>//-'</text:p>
      <text:p text:style-name="P68"><text:s/>| <text:s/>8| `. `-' /-._))) <text:s text:c="5"/>`-._)))</text:p>
      <text:p text:style-name="P68"><text:s/>| <text:s/>5| <text:s text:c="2"/>`...' <text:s text:c="8"/>hjw</text:p>
      <text:p text:style-name="P68"><text:s/>| 15| _</text:p>
      <text:p text:style-name="P68"><text:s/>| <text:s/>6| \`*-.</text:p>
      <text:p text:style-name="P68"><text:s/>| <text:s/>9| <text:s/>) <text:s/>_`-.</text:p>
      <text:p text:style-name="P68"><text:s/>| 10| . <text:s/>: `. .</text:p>
      <text:p text:style-name="P68"><text:s/>| 11| ; *` <text:s text:c="2"/>_.`*-.</text:p>
      <text:p text:style-name="P68"><text:s/>| 12| `-.-' <text:s text:c="7"/>`-.</text:p>
      <text:p text:style-name="P68"><text:s/>| 13| <text:s text:c="2"/>; <text:s text:c="6"/>` <text:s text:c="5"/>`.</text:p>
      <text:p text:style-name="P68"><text:s/>| 14| <text:s text:c="2"/>:. <text:s text:c="6"/>. <text:s text:c="6"/>\</text:p>
      <text:p text:style-name="P68"><text:s/>| 16| <text:s text:c="2"/>. \ <text:s/>. <text:s text:c="2"/>: <text:s text:c="2"/>.-' <text:s/>.</text:p>
      <text:p text:style-name="P68"><text:s/>| 17| <text:s text:c="2"/>' <text:s/>`+.; <text:s/>; <text:s/>' <text:s text:c="5"/>:</text:p>
      <text:p text:style-name="P68"><text:s/>| 18| <text:s text:c="2"/>: <text:s/>' <text:s/>| <text:s text:c="3"/>; <text:s text:c="6"/>;-.</text:p>
      <text:p text:style-name="P68"><text:s/>| 19| <text:s text:c="2"/>; ' <text:s text:c="2"/>: :`-: <text:s text:c="4"/>_.`* ;</text:p>
      <text:p text:style-name="P68"><text:s/>| 20| <text:s/>/ <text:s/>.*' ; .*`- +' <text:s/>`*'</text:p>
      <text:p text:style-name="P68">&gt; r</text:p>
      <text:p text:style-name="P68">&gt; p</text:p>
      <text:p text:style-name="P68">| 20| <text:s/>/ <text:s/>.*' ; .*`- +' <text:s/>`*'</text:p>
      <text:p text:style-name="P68"><text:s/>| 19| <text:s text:c="2"/>; ' <text:s text:c="2"/>: :`-: <text:s text:c="4"/>_.`* ;</text:p>
      <text:p text:style-name="P68"><text:s/>| 18| <text:s text:c="2"/>: <text:s/>' <text:s/>| <text:s text:c="3"/>; <text:s text:c="6"/>;-.</text:p>
      <text:p text:style-name="P68"><text:s/>| 17| <text:s text:c="2"/>' <text:s/>`+.; <text:s/>; <text:s/>' <text:s text:c="5"/>:</text:p>
      <text:p text:style-name="P68"><text:s/>| 16| <text:s text:c="2"/>. \ <text:s/>. <text:s text:c="2"/>: <text:s text:c="2"/>.-' <text:s/>.</text:p>
      <text:p text:style-name="P68"><text:soft-page-break/><text:s/>| 14| <text:s text:c="2"/>:. <text:s text:c="6"/>. <text:s text:c="6"/>\</text:p>
      <text:p text:style-name="P68"><text:s/>| 13| <text:s text:c="2"/>; <text:s text:c="6"/>` <text:s text:c="5"/>`.</text:p>
      <text:p text:style-name="P68"><text:s/>| 12| `-.-' <text:s text:c="7"/>`-.</text:p>
      <text:p text:style-name="P68"><text:s/>| 11| ; *` <text:s text:c="2"/>_.`*-.</text:p>
      <text:p text:style-name="P68"><text:s/>| 10| . <text:s/>: `. .</text:p>
      <text:p text:style-name="P68"><text:s/>| <text:s/>9| <text:s/>) <text:s/>_`-.</text:p>
      <text:p text:style-name="P68"><text:s/>| <text:s/>6| \`*-.</text:p>
      <text:p text:style-name="P68"><text:s/>| 15| _</text:p>
      <text:p text:style-name="P68"><text:s/>| <text:s/>5| <text:s text:c="2"/>`...' <text:s text:c="8"/>hjw</text:p>
      <text:p text:style-name="P68"><text:s/>| <text:s/>8| `. `-' /-._))) <text:s text:c="5"/>`-._)))</text:p>
      <text:p text:style-name="P68"><text:s/>| <text:s/>7|( <text:s/>&lt;\_-) )'-.____...\ <text:s/>`._ <text:s text:c="2"/>//-'</text:p>
      <text:p text:style-name="P68"><text:s/>| <text:s/>2| ,' <text:s text:c="2"/>( \ <text:s/>) <text:s text:c="5"/>`. <text:s/>\ __.._ .: P</text:p>
      <text:p text:style-name="P68"><text:s/>| <text:s/>3| <text:s text:c="2"/>; <text:s text:c="2"/>_ `. <text:s text:c="4"/>`. <text:s text:c="2"/>&lt; <text:s text:c="8"/>a(</text:p>
      <text:p text:style-name="P68"><text:s/>| 21| <text:s text:c="3"/>/ <text:s text:c="2"/>_ <text:s text:c="5"/>{ <text:s text:c="5"/>) <text:s text:c="8"/>\</text:p>
      <text:p text:style-name="P68"><text:s/>| <text:s/>4| <text:s text:c="4"/>.'' <text:s text:c="7"/>, <text:s text:c="5"/>``..'(/-&lt;</text:p>
      <text:p text:style-name="P68"><text:s/>| <text:s/>1| <text:s text:c="6"/>_..---...,""-._ <text:s text:c="4"/>,/}/)</text:p>
      <text:p text:style-name="P68"><text:s text:c="2"/>s</text:p>
      <text:p text:style-name="P68">&gt; p</text:p>
      <text:p text:style-name="P68">| <text:s/>1| <text:s text:c="6"/>_..---...,""-._ <text:s text:c="4"/>,/}/)</text:p>
      <text:p text:style-name="P68"><text:s/>| <text:s/>2| ,' <text:s text:c="2"/>( \ <text:s/>) <text:s text:c="5"/>`. <text:s/>\ __.._ .: P</text:p>
      <text:p text:style-name="P68"><text:s/>| <text:s/>3| <text:s text:c="2"/>; <text:s text:c="2"/>_ `. <text:s text:c="4"/>`. <text:s text:c="2"/>&lt; <text:s text:c="8"/>a(</text:p>
      <text:p text:style-name="P68"><text:s/>| <text:s/>4| <text:s text:c="4"/>.'' <text:s text:c="7"/>, <text:s text:c="5"/>``..'(/-&lt;</text:p>
      <text:p text:style-name="P68"><text:s/>| <text:s/>5| <text:s text:c="2"/>`...' <text:s text:c="8"/>hjw</text:p>
      <text:p text:style-name="P68"><text:s/>| <text:s/>6| \`*-.</text:p>
      <text:p text:style-name="P68"><text:s/>| <text:s/>7|( <text:s/>&lt;\_-) )'-.____...\ <text:s/>`._ <text:s text:c="2"/>//-'</text:p>
      <text:p text:style-name="P68"><text:s/>| <text:s/>8| `. `-' /-._))) <text:s text:c="5"/>`-._)))</text:p>
      <text:p text:style-name="P68"><text:s/>| <text:s/>9| <text:s/>) <text:s/>_`-.</text:p>
      <text:p text:style-name="P68"><text:s/>| 10| . <text:s/>: `. .</text:p>
      <text:p text:style-name="P68"><text:s/>| 11| ; *` <text:s text:c="2"/>_.`*-.</text:p>
      <text:p text:style-name="P68"><text:s/>| 12| `-.-' <text:s text:c="7"/>`-.</text:p>
      <text:p text:style-name="P68"><text:s/>| 13| <text:s text:c="2"/>; <text:s text:c="6"/>` <text:s text:c="5"/>`.</text:p>
      <text:p text:style-name="P68"><text:soft-page-break/><text:s/>| 14| <text:s text:c="2"/>:. <text:s text:c="6"/>. <text:s text:c="6"/>\</text:p>
      <text:p text:style-name="P68"><text:s/>| 15| _</text:p>
      <text:p text:style-name="P68"><text:s/>| 16| <text:s text:c="2"/>. \ <text:s/>. <text:s text:c="2"/>: <text:s text:c="2"/>.-' <text:s/>.</text:p>
      <text:p text:style-name="P68"><text:s/>| 17| <text:s text:c="2"/>' <text:s/>`+.; <text:s/>; <text:s/>' <text:s text:c="5"/>:</text:p>
      <text:p text:style-name="P68"><text:s/>| 18| <text:s text:c="2"/>: <text:s/>' <text:s/>| <text:s text:c="3"/>; <text:s text:c="6"/>;-.</text:p>
      <text:p text:style-name="P68"><text:s/>| 19| <text:s text:c="2"/>; ' <text:s text:c="2"/>: :`-: <text:s text:c="4"/>_.`* ;</text:p>
      <text:p text:style-name="P68"><text:s/>| 20| <text:s/>/ <text:s/>.*' ; .*`- +' <text:s/>`*'</text:p>
      <text:p text:style-name="P68"><text:s/>| 21| <text:s text:c="3"/>/ <text:s text:c="2"/>_ <text:s text:c="5"/>{ <text:s text:c="5"/>) <text:s text:c="8"/>\</text:p>
      <text:p text:style-name="P68">&gt; b 3</text:p>
      <text:p text:style-name="P68"><text:s text:c="3"/>; <text:s text:c="2"/>_ `. <text:s text:c="4"/>`. <text:s text:c="2"/>&lt; <text:s text:c="8"/>a(</text:p>
      <text:p text:style-name="P68">&gt; h</text:p>
      <text:p text:style-name="P68">Справка:</text:p>
      <text:p text:style-name="P68"><text:tab/>h - вывести справку</text:p>
      <text:p text:style-name="P68"><text:tab/>o &lt;KEY_FILENAME&gt; &lt;DATA_FILENAME&gt; - open files with specified names</text:p>
      <text:p text:style-name="P68"><text:tab/>r - развернуть массив</text:p>
      <text:p text:style-name="P68"><text:tab/>s - сортировать</text:p>
      <text:p text:style-name="P68"><text:tab/>m - перемешать массив</text:p>
      <text:p text:style-name="P68"><text:tab/>p [NUMBER] - print array(or specified element of array)</text:p>
      <text:p text:style-name="P68"><text:tab/>b &lt;VALUE&gt; - binary search in array</text:p>
      <text:p text:style-name="P68"><text:tab/>f - очистить массив</text:p>
      <text:p text:style-name="P68"><text:tab/>q - звершить программу</text:p>
      <text:p text:style-name="P68">&gt; m</text:p>
      <text:p text:style-name="P68">&gt; p</text:p>
      <text:p text:style-name="P68">| 21| <text:s text:c="3"/>/ <text:s text:c="2"/>_ <text:s text:c="5"/>{ <text:s text:c="5"/>) <text:s text:c="8"/>\</text:p>
      <text:p text:style-name="P68"><text:s/>| 20| <text:s/>/ <text:s/>.*' ; .*`- +' <text:s/>`*'</text:p>
      <text:p text:style-name="P68"><text:s/>| 16| <text:s text:c="2"/>. \ <text:s/>. <text:s text:c="2"/>: <text:s text:c="2"/>.-' <text:s/>.</text:p>
      <text:p text:style-name="P68"><text:s/>| 19| <text:s text:c="2"/>; ' <text:s text:c="2"/>: :`-: <text:s text:c="4"/>_.`* ;</text:p>
      <text:p text:style-name="P68"><text:s/>| 18| <text:s text:c="2"/>: <text:s/>' <text:s/>| <text:s text:c="3"/>; <text:s text:c="6"/>;-.</text:p>
      <text:p text:style-name="P68"><text:s/>| 12| `-.-' <text:s text:c="7"/>`-.</text:p>
      <text:p text:style-name="P68"><text:s/>| 14| <text:s text:c="2"/>:. <text:s text:c="6"/>. <text:s text:c="6"/>\</text:p>
      <text:p text:style-name="P68"><text:s/>| 11| ; *` <text:s text:c="2"/>_.`*-.</text:p>
      <text:p text:style-name="P68"><text:soft-page-break/><text:s/>| 15| _</text:p>
      <text:p text:style-name="P68"><text:s/>| 17| <text:s text:c="2"/>' <text:s/>`+.; <text:s/>; <text:s/>' <text:s text:c="5"/>:</text:p>
      <text:p text:style-name="P68"><text:s/>| <text:s/>7|( <text:s/>&lt;\_-) )'-.____...\ <text:s/>`._ <text:s text:c="2"/>//-'</text:p>
      <text:p text:style-name="P68"><text:s/>| <text:s/>5| <text:s text:c="2"/>`...' <text:s text:c="8"/>hjw</text:p>
      <text:p text:style-name="P68"><text:s/>| 10| . <text:s/>: `. .</text:p>
      <text:p text:style-name="P68"><text:s/>| <text:s/>6| \`*-.</text:p>
      <text:p text:style-name="P68"><text:s/>| <text:s/>9| <text:s/>) <text:s/>_`-.</text:p>
      <text:p text:style-name="P68"><text:s/>| <text:s/>4| <text:s text:c="4"/>.'' <text:s text:c="7"/>, <text:s text:c="5"/>``..'(/-&lt;</text:p>
      <text:p text:style-name="P68"><text:s/>| 13| <text:s text:c="2"/>; <text:s text:c="6"/>` <text:s text:c="5"/>`.</text:p>
      <text:p text:style-name="P68"><text:s/>| <text:s/>1| <text:s text:c="6"/>_..---...,""-._ <text:s text:c="4"/>,/}/)</text:p>
      <text:p text:style-name="P68"><text:s/>| <text:s/>2| ,' <text:s text:c="2"/>( \ <text:s/>) <text:s text:c="5"/>`. <text:s/>\ __.._ .: P</text:p>
      <text:p text:style-name="P68"><text:s/>| <text:s/>3| <text:s text:c="2"/>; <text:s text:c="2"/>_ `. <text:s text:c="4"/>`. <text:s text:c="2"/>&lt; <text:s text:c="8"/>a(</text:p>
      <text:p text:style-name="P68"><text:s/>| <text:s/>8| `. `-' /-._))) <text:s text:c="5"/>`-._)))</text:p>
      <text:h text:style-name="P62" text:outline-level="1"><text:bookmark-start text:name="__RefHeading___Toc4090_1473027076"/><text:span text:style-name="T40">Файлы</text:span><text:bookmark-start text:name="_Toc385135881"/><text:span text:style-name="T40"> </text:span><text:bookmark-end text:name="_Toc385135881"/><text:span text:style-name="T41">и их назначение</text:span><text:bookmark-end text:name="__RefHeading___Toc4090_1473027076"/></text:h>
      <text:p text:style-name="P66"/>
      <text:p text:style-name="P67">Таблица 4 — назначение файлов</text:p>
      <table:table table:name="Table4" table:style-name="Table4" table:template-name="Default Style">
        <table:table-column table:style-name="Table4.A"/>
        <table:table-column table:style-name="Table4.B"/>
        <table:table-row table:style-name="TableLine94013723861968">
          <table:table-cell table:style-name="Table4.A1" office:value-type="string">
            <text:p text:style-name="P71"><text:span text:style-name="T38">array</text:span><text:span text:style-name="T37">.h</text:span></text:p>
          </table:table-cell>
          <table:table-cell table:style-name="Table4.B1" office:value-type="string">
            <text:p text:style-name="P70">Содержит заголовки открытого ABI</text:p>
          </table:table-cell>
        </table:table-row>
        <table:table-row table:style-name="Table4.2">
          <table:table-cell table:style-name="Table4.A2" office:value-type="string">
            <text:p text:style-name="P71"><text:span text:style-name="T38">array</text:span><text:span text:style-name="T37">.c</text:span></text:p>
          </table:table-cell>
          <table:table-cell table:style-name="Table4.B2" office:value-type="string">
            <text:p text:style-name="P70">Содержит реализацию ABI и некоторые внутренние функции для удобства работы основных функций</text:p>
          </table:table-cell>
        </table:table-row>
        <table:table-row table:style-name="TableLine94013723743808">
          <table:table-cell table:style-name="Table4.A2" office:value-type="string">
            <text:p text:style-name="P70">main.c</text:p>
          </table:table-cell>
          <table:table-cell table:style-name="Table4.B2" office:value-type="string">
            <text:p text:style-name="P70">Основной запускаемый файл с тестами</text:p>
          </table:table-cell>
        </table:table-row>
      </table:table>
      <text:p text:style-name="P25"/>
      <text:p text:style-name="P57">Протокол</text:p>
      <text:p text:style-name="P69">main.c</text:p>
      <text:p text:style-name="P69">#include &lt;inttypes.h&gt;</text:p>
      <text:p text:style-name="P69">#include &lt;stdlib.h&gt;</text:p>
      <text:p text:style-name="P69">#include &lt;string.h&gt;</text:p>
      <text:p text:style-name="P69">#include &lt;stdbool.h&gt;</text:p>
      <text:p text:style-name="P69">#include &lt;stdio.h&gt;</text:p>
      <text:p text:style-name="P69">#include "array.h"</text:p>
      <text:p text:style-name="P69">#include &lt;time.h&gt;</text:p>
      <text:p text:style-name="P69"/>
      <text:p text:style-name="P69"/>
      <text:p text:style-name="P69"/>
      <text:p text:style-name="P69">void prompt(){</text:p>
      <text:p text:style-name="P69"><text:s text:c="4"/>printf("&gt; ");</text:p>
      <text:p text:style-name="P69">}</text:p>
      <text:p text:style-name="P69"/>
      <text:p text:style-name="P69">void usage(){</text:p>
      <text:p text:style-name="P69"><text:s text:c="4"/>puts("Справка:");</text:p>
      <text:p text:style-name="P69"><text:s text:c="4"/>puts("\th - вывести справку");</text:p>
      <text:p text:style-name="P69"><text:s text:c="4"/>puts("\to &lt;KEY_FILENAME&gt; &lt;DATA_FILENAME&gt; - открыть файл");</text:p>
      <text:p text:style-name="P69"><text:s text:c="4"/>puts("\tr - развернуть массив");</text:p>
      <text:p text:style-name="P69"><text:s text:c="4"/>puts("\ts - сортировать");</text:p>
      <text:p text:style-name="P69"><text:s text:c="4"/>puts("\tm - перемешать массив");</text:p>
      <text:p text:style-name="P69"><text:s text:c="4"/>puts("\tp [NUMBER] - напечатать массив(или элемент массива)");</text:p>
      <text:p text:style-name="P69"><text:s text:c="4"/>puts("\tb &lt;VALUE&gt; - бинарный поиск");</text:p>
      <text:p text:style-name="P69"><text:s text:c="4"/>puts("\tf - очистить массив");</text:p>
      <text:p text:style-name="P69"><text:s text:c="4"/>puts("\tq - звершить программу");</text:p>
      <text:p text:style-name="P69">}</text:p>
      <text:p text:style-name="P69"/>
      <text:p text:style-name="P69"><text:soft-page-break/>void parse_filenames(string keys, string data){</text:p>
      <text:p text:style-name="P69"><text:s text:c="4"/>char buf = (char)getchar();</text:p>
      <text:p text:style-name="P69"><text:s text:c="4"/>while(buf == ' ') buf = (char)getchar(); // skip whitespaces</text:p>
      <text:p text:style-name="P69"/>
      <text:p text:style-name="P69"><text:s text:c="4"/>size_t i = 0, j = 0;</text:p>
      <text:p text:style-name="P69"/>
      <text:p text:style-name="P69"><text:s text:c="4"/>bool is_key = true;</text:p>
      <text:p text:style-name="P69"/>
      <text:p text:style-name="P69"><text:s text:c="4"/>while(buf != '\n' &amp;&amp; buf != EOF){</text:p>
      <text:p text:style-name="P69"><text:s text:c="8"/>if(buf == ' '){</text:p>
      <text:p text:style-name="P69"><text:s text:c="12"/>is_key = false;</text:p>
      <text:p text:style-name="P69"><text:s text:c="12"/>buf = (char)getchar();</text:p>
      <text:p text:style-name="P69"><text:s text:c="12"/>continue;</text:p>
      <text:p text:style-name="P69"><text:s text:c="8"/>}</text:p>
      <text:p text:style-name="P69"><text:s text:c="8"/>if(is_key) keys[i++] = buf;</text:p>
      <text:p text:style-name="P69"><text:s text:c="8"/>else data[j++] = buf;</text:p>
      <text:p text:style-name="P69"/>
      <text:p text:style-name="P69"><text:s text:c="8"/>buf = (char)getchar();</text:p>
      <text:p text:style-name="P69"><text:s text:c="4"/>}</text:p>
      <text:p text:style-name="P69">}</text:p>
      <text:p text:style-name="P69"/>
      <text:p text:style-name="P69">int count_newlines(FILE *file){</text:p>
      <text:p text:style-name="P69"><text:s text:c="4"/>char buf = 'a';</text:p>
      <text:p text:style-name="P69"><text:s text:c="4"/>int cnt = 0;</text:p>
      <text:p text:style-name="P69"><text:s text:c="4"/>while(!feof(file) &amp;&amp; buf != EOF){</text:p>
      <text:p text:style-name="P69"><text:s text:c="8"/>buf = (char)fgetc(file);</text:p>
      <text:p text:style-name="P69"><text:s text:c="8"/>if(buf == '\n') cnt++;</text:p>
      <text:p text:style-name="P69"><text:s text:c="4"/>}</text:p>
      <text:p text:style-name="P69"><text:soft-page-break/><text:s text:c="4"/>fseek(file, 0, SEEK_SET);</text:p>
      <text:p text:style-name="P69"><text:s text:c="4"/>return cnt;</text:p>
      <text:p text:style-name="P69">}</text:p>
      <text:p text:style-name="P69"/>
      <text:p text:style-name="P69">array* read_arr(){</text:p>
      <text:p text:style-name="P69"><text:s text:c="4"/>string fnkeys = calloc(256, sizeof(char)), fndata = calloc(256, sizeof(char));</text:p>
      <text:p text:style-name="P69"><text:s text:c="4"/>parse_filenames(fnkeys, fndata);</text:p>
      <text:p text:style-name="P69"><text:s text:c="4"/>if(fnkeys == NULL || fndata == NULL){</text:p>
      <text:p text:style-name="P69"><text:s text:c="8"/>return NULL;</text:p>
      <text:p text:style-name="P69"><text:s text:c="4"/>}</text:p>
      <text:p text:style-name="P69"><text:s text:c="4"/>FILE* fkeys = fopen(fnkeys, "r"), *fdata = fopen(fndata, "r");</text:p>
      <text:p text:style-name="P69"><text:s text:c="4"/>free(fnkeys);free(fndata);</text:p>
      <text:p text:style-name="P69"><text:s text:c="4"/>if(fkeys == NULL || fdata == NULL)</text:p>
      <text:p text:style-name="P69"><text:s text:c="8"/>return NULL;</text:p>
      <text:p text:style-name="P69"/>
      <text:p text:style-name="P69"><text:s text:c="4"/>int nlines1 = count_newlines(fkeys);</text:p>
      <text:p text:style-name="P69"><text:s text:c="4"/>int nlines2 = count_newlines(fdata);</text:p>
      <text:p text:style-name="P69"><text:s text:c="4"/>if(nlines1 != nlines2)</text:p>
      <text:p text:style-name="P69"><text:s text:c="8"/>return NULL;</text:p>
      <text:p text:style-name="P69"/>
      <text:p text:style-name="P69"><text:s text:c="4"/>int_8* keys = calloc(nlines1, sizeof(int_8));</text:p>
      <text:p text:style-name="P69"><text:s text:c="4"/>string* data = calloc(nlines1, sizeof(string));</text:p>
      <text:p text:style-name="P69"/>
      <text:p text:style-name="P69"><text:s text:c="4"/>for (size_t i = 0; i &lt; nlines1; ++i) {</text:p>
      <text:p text:style-name="P69"><text:s text:c="8"/>string line = NULL, ptr = NULL;</text:p>
      <text:p text:style-name="P69"><text:s text:c="8"/>size_t size_line;</text:p>
      <text:p text:style-name="P69"/>
      <text:p text:style-name="P69"><text:s text:c="8"/>if(getline(&amp;line, &amp;size_line, fkeys) == -1){</text:p>
      <text:p text:style-name="P69"><text:soft-page-break/><text:s text:c="12"/>return NULL;</text:p>
      <text:p text:style-name="P69"><text:s text:c="8"/>}</text:p>
      <text:p text:style-name="P69"><text:s text:c="8"/>keys[i] = strtoul(line, &amp;ptr, 10);</text:p>
      <text:p text:style-name="P69"/>
      <text:p text:style-name="P69"><text:s text:c="8"/>if(getline(data + i, &amp;size_line, fdata) == -1){</text:p>
      <text:p text:style-name="P69"><text:s text:c="12"/>return NULL;</text:p>
      <text:p text:style-name="P69"><text:s text:c="8"/>}</text:p>
      <text:p text:style-name="P69"><text:s text:c="4"/>}</text:p>
      <text:p text:style-name="P69"><text:s text:c="4"/>return array_create(keys, data, nlines1);</text:p>
      <text:p text:style-name="P69">}</text:p>
      <text:p text:style-name="P69"/>
      <text:p text:style-name="P69">size_t bin_search(array* arr, int_8 value){</text:p>
      <text:p text:style-name="P69"><text:s text:c="4"/>int l = -1, r = arr-&gt;len;</text:p>
      <text:p text:style-name="P69"><text:s text:c="4"/>int m;</text:p>
      <text:p text:style-name="P69"/>
      <text:p text:style-name="P69"><text:s text:c="4"/>while(r-l &gt; 1){</text:p>
      <text:p text:style-name="P69"><text:s text:c="8"/>m = (l+r) / 2;</text:p>
      <text:p text:style-name="P69"><text:s text:c="8"/>if(arr-&gt;array[m].key &gt; value){</text:p>
      <text:p text:style-name="P69"><text:s text:c="12"/>r = m;</text:p>
      <text:p text:style-name="P69"><text:s text:c="8"/>}else if(arr-&gt;array[m].key &lt; value){</text:p>
      <text:p text:style-name="P69"><text:s text:c="12"/>l = m;</text:p>
      <text:p text:style-name="P69"><text:s text:c="8"/>} else{</text:p>
      <text:p text:style-name="P69"><text:s text:c="12"/>l = m;</text:p>
      <text:p text:style-name="P69"><text:s text:c="12"/>break;</text:p>
      <text:p text:style-name="P69"><text:s text:c="8"/>}</text:p>
      <text:p text:style-name="P69"><text:s text:c="4"/>}</text:p>
      <text:p text:style-name="P69"><text:s text:c="4"/>return l;</text:p>
      <text:p text:style-name="P69">}</text:p>
      <text:p text:style-name="P69"><text:soft-page-break/></text:p>
      <text:p text:style-name="P69">int main(){</text:p>
      <text:p text:style-name="P69"><text:s text:c="4"/>srandom(time((NULL))); <text:s/>// псевдорандом, принимающий время</text:p>
      <text:p text:style-name="P69"/>
      <text:p text:style-name="P69"><text:s text:c="4"/>array *arr = NULL;</text:p>
      <text:p text:style-name="P69"><text:s text:c="4"/>bool sorted = false;</text:p>
      <text:p text:style-name="P69"/>
      <text:p text:style-name="P69"><text:s text:c="4"/>char cmd;</text:p>
      <text:p text:style-name="P69"/>
      <text:p text:style-name="P69"><text:s text:c="4"/>while (true){</text:p>
      <text:p text:style-name="P69"><text:s text:c="8"/>prompt();</text:p>
      <text:p text:style-name="P69"><text:s text:c="8"/>cmd = (char)getchar();</text:p>
      <text:p text:style-name="P69"><text:s text:c="8"/>while(cmd == ' ' || cmd == '\n') cmd = (char)getchar(); // skip whitespaces</text:p>
      <text:p text:style-name="P69"/>
      <text:p text:style-name="P69"><text:s text:c="8"/>if(cmd == 'q')break;</text:p>
      <text:p text:style-name="P69"><text:s text:c="8"/>if(cmd == 'h'){</text:p>
      <text:p text:style-name="P69"><text:s text:c="12"/>usage();</text:p>
      <text:p text:style-name="P69"><text:s text:c="12"/>continue;</text:p>
      <text:p text:style-name="P69"><text:s text:c="8"/>}</text:p>
      <text:p text:style-name="P69"><text:s text:c="8"/>if(arr == NULL &amp;&amp; cmd == 'r' &amp;&amp; cmd == 's' &amp;&amp; cmd == 'm' &amp;&amp; cmd == 'p' &amp;&amp; cmd == 'b' &amp;&amp; cmd == 'f'){</text:p>
      <text:p text:style-name="P69"><text:s text:c="12"/>puts("Массив пуст, используйте: \no &lt;KEY_FILENAME&gt; &lt;DATA_FILENAME&gt; - открыть файл");</text:p>
      <text:p text:style-name="P69"><text:s text:c="12"/>continue;</text:p>
      <text:p text:style-name="P69"><text:s text:c="8"/>}</text:p>
      <text:p text:style-name="P69"/>
      <text:p text:style-name="P69"><text:s text:c="8"/>string sbuf, ssbuf;</text:p>
      <text:p text:style-name="P69"><text:s text:c="8"/>size_t ibuf;</text:p>
      <text:p text:style-name="P69"><text:s text:c="8"/>size_t index;</text:p>
      <text:p text:style-name="P69"><text:soft-page-break/><text:s text:c="8"/>switch (cmd) {</text:p>
      <text:p text:style-name="P69"><text:s text:c="12"/>case 'o':</text:p>
      <text:p text:style-name="P69"><text:s text:c="16"/>arr = read_arr();</text:p>
      <text:p text:style-name="P69"><text:s text:c="16"/>sorted = false;</text:p>
      <text:p text:style-name="P69"><text:s text:c="16"/>if(arr == NULL){</text:p>
      <text:p text:style-name="P69"><text:s text:c="20"/>puts("Неправильное имя или формат файла");</text:p>
      <text:p text:style-name="P69"><text:s text:c="16"/>}</text:p>
      <text:p text:style-name="P69"><text:s text:c="16"/>break;</text:p>
      <text:p text:style-name="P69"><text:s text:c="12"/>case 'p':</text:p>
      <text:p text:style-name="P69"><text:s text:c="16"/>getline(&amp;sbuf, &amp;ibuf, stdin);</text:p>
      <text:p text:style-name="P69"><text:s text:c="16"/>index = strtoul(sbuf, &amp;ssbuf, 10);</text:p>
      <text:p text:style-name="P69"><text:s text:c="16"/>if(sbuf != ssbuf &amp;&amp; index &lt; arr-&gt;len &amp;&amp; index &gt;= 0){</text:p>
      <text:p text:style-name="P69"><text:s text:c="20"/>printf("%s\n", arr-&gt;array[index].data);</text:p>
      <text:p text:style-name="P69"><text:s text:c="16"/>}else {</text:p>
      <text:p text:style-name="P69"><text:s text:c="20"/>array_print(arr);</text:p>
      <text:p text:style-name="P69"><text:s text:c="16"/>}</text:p>
      <text:p text:style-name="P69"><text:s text:c="16"/>break;</text:p>
      <text:p text:style-name="P69"><text:s text:c="12"/>case 'b':</text:p>
      <text:p text:style-name="P69"><text:s text:c="16"/>if(!sorted){</text:p>
      <text:p text:style-name="P69"><text:s text:c="20"/>puts("Массив не отсортирован");</text:p>
      <text:p text:style-name="P69"><text:s text:c="20"/>continue;</text:p>
      <text:p text:style-name="P69"><text:s text:c="16"/>}</text:p>
      <text:p text:style-name="P69"><text:s text:c="16"/>getline(&amp;sbuf, &amp;ibuf, stdin);</text:p>
      <text:p text:style-name="P69"><text:s text:c="16"/>index = strtoul(sbuf, &amp;ssbuf, 10);</text:p>
      <text:p text:style-name="P69"><text:s text:c="16"/>if(sbuf == ssbuf){</text:p>
      <text:p text:style-name="P69"><text:s text:c="20"/>puts("Неправильный индекс");</text:p>
      <text:p text:style-name="P69"><text:s text:c="16"/>}else{</text:p>
      <text:p text:style-name="P69"><text:s text:c="20"/>int bs = bin_search(arr, index);</text:p>
      <text:p text:style-name="P69"><text:soft-page-break/><text:s text:c="20"/>if(bs == -1){</text:p>
      <text:p text:style-name="P69"><text:s text:c="24"/>puts("Ключ не найден");</text:p>
      <text:p text:style-name="P69"><text:s text:c="20"/>}else{</text:p>
      <text:p text:style-name="P69"><text:s text:c="24"/>printf("%s\n", arr-&gt;array[bs].data);</text:p>
      <text:p text:style-name="P69"><text:s text:c="20"/>}</text:p>
      <text:p text:style-name="P69"><text:s text:c="16"/>}</text:p>
      <text:p text:style-name="P69"><text:s text:c="16"/>break;</text:p>
      <text:p text:style-name="P69"><text:s text:c="12"/>case 'f':</text:p>
      <text:p text:style-name="P69"><text:s text:c="16"/>array_free(arr);</text:p>
      <text:p text:style-name="P69"><text:s text:c="16"/>arr = NULL;</text:p>
      <text:p text:style-name="P69"><text:s text:c="16"/>sorted = false;</text:p>
      <text:p text:style-name="P69"><text:s text:c="16"/>break;</text:p>
      <text:p text:style-name="P69"><text:s text:c="12"/>case 'r':</text:p>
      <text:p text:style-name="P69"><text:s text:c="16"/>array_reverse(arr);</text:p>
      <text:p text:style-name="P69"><text:s text:c="16"/>sorted = false;</text:p>
      <text:p text:style-name="P69"><text:s text:c="16"/>break;</text:p>
      <text:p text:style-name="P69"><text:s text:c="12"/>case 's':</text:p>
      <text:p text:style-name="P69"><text:s text:c="16"/>array_quick_sort(arr);</text:p>
      <text:p text:style-name="P69"><text:s text:c="16"/>sorted = true;</text:p>
      <text:p text:style-name="P69"><text:s text:c="16"/>break;</text:p>
      <text:p text:style-name="P69"><text:s text:c="12"/>case 'm':</text:p>
      <text:p text:style-name="P69"><text:s text:c="16"/>array_shuffle(arr);</text:p>
      <text:p text:style-name="P69"><text:s text:c="16"/>sorted = false;</text:p>
      <text:p text:style-name="P69"><text:s text:c="16"/>break;</text:p>
      <text:p text:style-name="P69"><text:s text:c="12"/>default:</text:p>
      <text:p text:style-name="P69"><text:s text:c="16"/>usage();</text:p>
      <text:p text:style-name="P69"><text:s text:c="16"/>continue;</text:p>
      <text:p text:style-name="P69"><text:s text:c="8"/>}</text:p>
      <text:p text:style-name="P69"><text:soft-page-break/><text:s text:c="4"/>}</text:p>
      <text:p text:style-name="P69"/>
      <text:p text:style-name="P69"><text:s text:c="4"/>if(arr != NULL)</text:p>
      <text:p text:style-name="P69"><text:s text:c="8"/>array_free(arr);</text:p>
      <text:p text:style-name="P69"/>
      <text:p text:style-name="P69">}</text:p>
      <text:p text:style-name="P69"/>
      <text:p text:style-name="P69">array.c</text:p>
      <text:p text:style-name="P69">#include &lt;inttypes.h&gt;</text:p>
      <text:p text:style-name="P69">#include &lt;stdlib.h&gt;</text:p>
      <text:p text:style-name="P69">#include &lt;string.h&gt;</text:p>
      <text:p text:style-name="P69">#include &lt;stdbool.h&gt;</text:p>
      <text:p text:style-name="P69">#include &lt;stdio.h&gt;</text:p>
      <text:p text:style-name="P69">#include "array.h"</text:p>
      <text:p text:style-name="P69"/>
      <text:p text:style-name="P69">array* array_create(const int_8* keys, string* data, size_t count){</text:p>
      <text:p text:style-name="P69"><text:s text:c="4"/>array* arr = malloc(sizeof(array));</text:p>
      <text:p text:style-name="P69"><text:s text:c="4"/>arr-&gt;capacity = (arr-&gt;len = count) * 2;</text:p>
      <text:p text:style-name="P69"/>
      <text:p text:style-name="P69"><text:s text:c="4"/>arr-&gt;array = calloc(arr-&gt;capacity, sizeof(node));</text:p>
      <text:p text:style-name="P69"><text:s text:c="4"/>for (int i = 0; i &lt; count; ++i) {</text:p>
      <text:p text:style-name="P69"><text:s text:c="8"/>arr-&gt;array[i].key = keys[i];</text:p>
      <text:p text:style-name="P69"><text:s text:c="8"/>arr-&gt;array[i].data = data[i];</text:p>
      <text:p text:style-name="P69"><text:s text:c="4"/>}</text:p>
      <text:p text:style-name="P69"><text:s text:c="4"/>return arr;</text:p>
      <text:p text:style-name="P69">}</text:p>
      <text:p text:style-name="P69"/>
      <text:p text:style-name="P69">void array_push_back(array* arr, node n){</text:p>
      <text:p text:style-name="P69"><text:soft-page-break/><text:s text:c="4"/>if(arr-&gt;capacity == arr-&gt;len){</text:p>
      <text:p text:style-name="P69"><text:s text:c="8"/>arr-&gt;capacity *= 2;</text:p>
      <text:p text:style-name="P69"><text:s text:c="8"/>arr-&gt;array = realloc(arr-&gt;array, arr-&gt;capacity);</text:p>
      <text:p text:style-name="P69"><text:s text:c="4"/>}</text:p>
      <text:p text:style-name="P69"><text:s text:c="4"/>arr-&gt;array[arr-&gt;len] = n;</text:p>
      <text:p text:style-name="P69"><text:s text:c="4"/>arr-&gt;len++;</text:p>
      <text:p text:style-name="P69">}</text:p>
      <text:p text:style-name="P69"/>
      <text:p text:style-name="P69">node* array_back(array* arr){</text:p>
      <text:p text:style-name="P69"><text:s text:c="4"/>if(arr-&gt;len)</text:p>
      <text:p text:style-name="P69"><text:s text:c="8"/>return arr-&gt;array + arr-&gt;len-1;</text:p>
      <text:p text:style-name="P69"><text:s text:c="4"/>return NULL;</text:p>
      <text:p text:style-name="P69">}</text:p>
      <text:p text:style-name="P69"/>
      <text:p text:style-name="P69">void array_pop_back(array* arr){</text:p>
      <text:p text:style-name="P69"><text:s text:c="4"/>if(arr-&gt;len) arr-&gt;len--;</text:p>
      <text:p text:style-name="P69">}</text:p>
      <text:p text:style-name="P69"/>
      <text:p text:style-name="P69"/>
      <text:p text:style-name="P69">void array_free(array * l){</text:p>
      <text:p text:style-name="P69"><text:s text:c="4"/>free(l-&gt;array);</text:p>
      <text:p text:style-name="P69"><text:s text:c="4"/>free(l);</text:p>
      <text:p text:style-name="P69">}</text:p>
      <text:p text:style-name="P69"/>
      <text:p text:style-name="P69">void array_node_swap(node* arr, size_t ind1, size_t ind2){</text:p>
      <text:p text:style-name="P69"><text:s text:c="4"/>node tmp = arr[ind1];</text:p>
      <text:p text:style-name="P69"><text:s text:c="4"/>arr[ind1] = arr[ind2];</text:p>
      <text:p text:style-name="P69"><text:s text:c="4"/>arr[ind2] = tmp;</text:p>
      <text:p text:style-name="P69"><text:soft-page-break/>}</text:p>
      <text:p text:style-name="P69"/>
      <text:p text:style-name="P69">size_t array_hoar_quick_sort_partition(node* arr, size_t low, size_t high){</text:p>
      <text:p text:style-name="P69"><text:s text:c="4"/>int_8 pivot = arr[(high+low) / 2].key;</text:p>
      <text:p text:style-name="P69"><text:s text:c="4"/>size_t i = low-1 ,j = high+1;</text:p>
      <text:p text:style-name="P69"><text:s text:c="4"/>while(true){</text:p>
      <text:p text:style-name="P69"><text:s text:c="8"/>do{</text:p>
      <text:p text:style-name="P69"><text:s text:c="12"/>i++;</text:p>
      <text:p text:style-name="P69"><text:s text:c="8"/>} while (arr[i].key &lt; pivot);</text:p>
      <text:p text:style-name="P69"/>
      <text:p text:style-name="P69"><text:s text:c="8"/>do {</text:p>
      <text:p text:style-name="P69"><text:s text:c="12"/>j--;</text:p>
      <text:p text:style-name="P69"><text:s text:c="8"/>} while (arr[j].key &gt; pivot);</text:p>
      <text:p text:style-name="P69"><text:s text:c="8"/>if(i &gt;= j) return j;</text:p>
      <text:p text:style-name="P69"/>
      <text:p text:style-name="P69"><text:s text:c="8"/>array_node_swap(arr, i, j);</text:p>
      <text:p text:style-name="P69"><text:s text:c="4"/>}</text:p>
      <text:p text:style-name="P69">}</text:p>
      <text:p text:style-name="P69"/>
      <text:p text:style-name="P69">void _array_quick_sort(node* arr, size_t low, size_t high){</text:p>
      <text:p text:style-name="P69"><text:s text:c="4"/>if(low &lt; high){</text:p>
      <text:p text:style-name="P69"><text:s text:c="8"/>size_t pivot = array_hoar_quick_sort_partition(arr, low, high);</text:p>
      <text:p text:style-name="P69"><text:s text:c="8"/>_array_quick_sort(arr, low, pivot);</text:p>
      <text:p text:style-name="P69"><text:s text:c="8"/>_array_quick_sort(arr, pivot+1, high);</text:p>
      <text:p text:style-name="P69"><text:s text:c="4"/>}</text:p>
      <text:p text:style-name="P69">}</text:p>
      <text:p text:style-name="P69"/>
      <text:p text:style-name="P69">void array_quick_sort(array* arr){</text:p>
      <text:p text:style-name="P69"><text:soft-page-break/><text:s text:c="4"/>_array_quick_sort(arr-&gt;array, 0, arr-&gt;len-1);</text:p>
      <text:p text:style-name="P69">}</text:p>
      <text:p text:style-name="P69"/>
      <text:p text:style-name="P69">void array_print(array *arr){</text:p>
      <text:p text:style-name="P69"><text:s text:c="4"/>for (size_t i = 0; i &lt; arr-&gt;len; ++i) {</text:p>
      <text:p text:style-name="P69"><text:s text:c="8"/>printf("|%3lu|%s ", arr-&gt;array[i].key, arr-&gt;array[i].data);</text:p>
      <text:p text:style-name="P69"><text:s text:c="4"/>}</text:p>
      <text:p text:style-name="P69"><text:s text:c="4"/>puts("");</text:p>
      <text:p text:style-name="P69">}</text:p>
      <text:p text:style-name="P69"/>
      <text:p text:style-name="P69">void array_shuffle(array *arr){</text:p>
      <text:p text:style-name="P69"><text:s text:c="4"/>for (size_t i = 0; i &lt; arr-&gt;len-1; ++i) {</text:p>
      <text:p text:style-name="P69"><text:s text:c="8"/>for (size_t j = i+1; j &lt; arr-&gt;len; ++j) {</text:p>
      <text:p text:style-name="P69"><text:s text:c="12"/>if((unsigned long)random() &amp; 1u){</text:p>
      <text:p text:style-name="P69"><text:s text:c="16"/>array_node_swap(arr-&gt;array, i, j);</text:p>
      <text:p text:style-name="P69"><text:s text:c="12"/>}</text:p>
      <text:p text:style-name="P69"><text:s text:c="8"/>}</text:p>
      <text:p text:style-name="P69"><text:s text:c="4"/>}</text:p>
      <text:p text:style-name="P69">}</text:p>
      <text:p text:style-name="P69"/>
      <text:p text:style-name="P69">void array_reverse(array *arr){</text:p>
      <text:p text:style-name="P69"><text:s text:c="4"/>for (size_t i = 0; i &lt; arr-&gt;len/2; ++i) {</text:p>
      <text:p text:style-name="P69"><text:s text:c="8"/>array_node_swap(arr-&gt;array, i, arr-&gt;len - i - 1);</text:p>
      <text:p text:style-name="P69"><text:s text:c="4"/>}</text:p>
      <text:p text:style-name="P69">}</text:p>
      <text:p text:style-name="P69">array.h</text:p>
      <text:p text:style-name="P69">#ifndef LAB_ARRAY_H</text:p>
      <text:p text:style-name="P69">#define LAB_ARRAY_H</text:p>
      <text:p text:style-name="P69"><text:soft-page-break/></text:p>
      <text:p text:style-name="P69"/>
      <text:p text:style-name="P69">typedef char* string;</text:p>
      <text:p text:style-name="P69">typedef uint64_t int_8;</text:p>
      <text:p text:style-name="P69"/>
      <text:p text:style-name="P69">typedef struct node{</text:p>
      <text:p text:style-name="P69"><text:s text:c="4"/>int_8 key;</text:p>
      <text:p text:style-name="P69"><text:s text:c="4"/>string data;</text:p>
      <text:p text:style-name="P69">} node;</text:p>
      <text:p text:style-name="P69"/>
      <text:p text:style-name="P69">typedef struct array{</text:p>
      <text:p text:style-name="P69"><text:s text:c="4"/>node *array;</text:p>
      <text:p text:style-name="P69"><text:s text:c="4"/>size_t len, capacity;</text:p>
      <text:p text:style-name="P69">} array;</text:p>
      <text:p text:style-name="P69"/>
      <text:p text:style-name="P69">array* array_create(const int_8* keys, string* data, size_t count);</text:p>
      <text:p text:style-name="P69">void array_push_back(array* arr, node n);</text:p>
      <text:p text:style-name="P69">node* array_back(array* arr);</text:p>
      <text:p text:style-name="P69">void array_pop_back(array* arr);</text:p>
      <text:p text:style-name="P69">void array_free(array* l);</text:p>
      <text:p text:style-name="P69">void array_node_swap(node* arr, size_t ind1, size_t ind2);</text:p>
      <text:p text:style-name="P69">void array_print(array *arr);</text:p>
      <text:p text:style-name="P69">void array_quick_sort(array* arr);</text:p>
      <text:p text:style-name="P69">void array_shuffle(array *arr);</text:p>
      <text:p text:style-name="P69">void array_reverse(array *arr);</text:p>
      <text:p text:style-name="P69">#endif //LAB_ARRAY_H</text:p>
      <text:h text:style-name="P61" text:outline-level="1"><text:bookmark-start text:name="_Toc38513589"/><text:bookmark-start text:name="__RefHeading___Toc512_579521979"/>Заключение<text:bookmark-end text:name="_Toc38513589"/><text:bookmark-end text:name="__RefHeading___Toc512_579521979"/></text:h>
      <text:p text:style-name="P4"/>
      <text:p text:style-name="P59"><text:span text:style-name="T1">Я смог</text:span><text:span text:style-name="T11">ла</text:span><text:span text:style-name="T1"> написать программу на языке Си с помощью динамических структур, которая </text:span><text:span text:style-name="T9">реализует структуру данных </text:span><text:span text:style-name="T28">массив с элементами, имеющими ключ, а также сортировку и поиск по ключу</text:span><text:span text:style-name="T9">. </text:span><text:span text:style-name="T28">Также я смог</text:span><text:span text:style-name="T30">ла</text:span><text:span text:style-name="T28"> реализовать пользовательский интерфейс программы и обработчик ввода данных пользователя. </text:span></text:p>
      <text:p text:style-name="P18"/>
      <text:h text:style-name="P61" text:outline-level="1"><text:bookmark-start text:name="_Toc38513590"/><text:bookmark-start text:name="__RefHeading___Toc514_579521979"/>Список используемых источников<text:bookmark-end text:name="_Toc38513590"/><text:bookmark-end text:name="__RefHeading___Toc514_579521979"/></text:h>
      <text:p text:style-name="P4"><text:tab/></text:p>
      <text:p text:style-name="P74"/>
      <text:list xml:id="list141714774" text:style-name="WWNum1">
        <text:list-item>
          <text:p text:style-name="P87"><text:span text:style-name="T1">Двунаправленный список [Электронный ресурс]. URL: </text:span><text:a xlink:type="simple" xlink:href="https://www.intuit.ru/studies/courses/648/504/lecture/11456?page=3" text:style-name="Internet_20_link" text:visited-style-name="Visited_20_Internet_20_Link"><text:span text:style-name="T1">https://www.intuit.ru/studies/courses/648/504/lecture/11456?page=3</text:span></text:a><text:span text:style-name="T1"> (дата обращения 1</text:span><text:span text:style-name="T10">9</text:span><text:span text:style-name="T1">.05.2020)</text:span></text:p>
        </text:list-item>
        <text:list-item>
          <text:p text:style-name="P87"><text:span text:style-name="T1">Функция malloc [Электронный ресурс]. URL: </text:span><text:a xlink:type="simple" xlink:href="https://ru.cppreference.com/w/cpp/memory/c/malloc" text:style-name="Internet_20_link" text:visited-style-name="Visited_20_Internet_20_Link"><text:span text:style-name="T1">https://ru.cppreference.com/w/cpp/memory/c/malloc</text:span></text:a><text:span text:style-name="T1"> (дата обращения </text:span><text:span text:style-name="T10">19</text:span><text:span text:style-name="T1">.05.2020)</text:span></text:p>
        </text:list-item>
        <text:list-item>
          <text:p text:style-name="P87"><text:span text:style-name="T1">Функция free [Электронный ресурс]. URL: </text:span><text:a xlink:type="simple" xlink:href="https://ru.cppreference.com/w/cpp/memory/c/free" text:style-name="Internet_20_link" text:visited-style-name="Visited_20_Internet_20_Link"><text:span text:style-name="T1">https://ru.cppreference.com/w/cpp/memory/c/free</text:span></text:a><text:span text:style-name="T1"> (дата обращения 1</text:span><text:span text:style-name="T10">9</text:span><text:span text:style-name="T1">.05.2020)</text:span></text:p>
        </text:list-item>
        <text:list-item>
          <text:p text:style-name="P83"><text:span text:style-name="T2">Односвязный линейный список [Электронный ресурс]. </text:span><text:span text:style-name="T15">URL</text:span><text:span text:style-name="T2">: </text:span><text:a xlink:type="simple" xlink:href="https://prog-cpp.ru/data-ols/" text:style-name="Internet_20_link" text:visited-style-name="Visited_20_Internet_20_Link"><text:span text:style-name="T2">https://prog-cpp.ru/data-ols/</text:span></text:a><text:span text:style-name="T2"> (Дата обращения: </text:span><text:span text:style-name="T29">19</text:span><text:span text:style-name="T2">.05.2020).</text:span></text:p>
        </text:list-item>
        <text:list-item>
          <text:p text:style-name="P83"><text:span text:style-name="T10">Функция strlen [Электронный ресурс]. URL: </text:span><text:a xlink:type="simple" xlink:href="http://cppstudio.com/post/664/" text:style-name="Internet_20_link" text:visited-style-name="Visited_20_Internet_20_Link"><text:span text:style-name="T1">http://cppstudio.com/post/664/</text:span></text:a><text:span text:style-name="T10"> (дата обращения 19.05.2020)</text:span></text:p>
        </text:list-item>
      </text:list>
      <text:p text:style-name="P73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 style:parent-style-name="Default_20_Paragraph_20_Font"/>
    <style:style style:name="Index_20_Link" style:display-name="Index Link" style:family="text"/>
    <style:style style:name="ListLabel_20_1" style:display-name="ListLabel 1" style:family="text">
      <style:text-properties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weight="normal" style:font-name-asian="Calibri1" style:font-family-asian="Calibri" style:font-family-generic-asian="system" style:font-pitch-asian="variable" style:font-weight-asian="normal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8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9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3T02:56:00</meta:creation-date>
    <meta:initial-creator>Mi</meta:initial-creator>
    <dc:language>ru-RU</dc:language>
    <dc:date>2021-05-27T13:11:51.523855753</dc:date>
    <meta:editing-cycles>61</meta:editing-cycles>
    <meta:editing-duration>PT4H39M30S</meta:editing-duration>
    <meta:generator>LibreOffice/7.0.5.2$Linux_X86_64 LibreOffice_project/00$Build-2</meta:generator>
    <meta:document-statistic meta:table-count="4" meta:image-count="0" meta:object-count="0" meta:page-count="29" meta:paragraph-count="638" meta:word-count="2568" meta:character-count="18629" meta:non-whitespace-character-count="137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